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071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126in"/>
    </style:style>
    <style:style style:name="co5" style:family="table-column">
      <style:table-column-properties fo:break-before="auto" style:column-width="0.2118in"/>
    </style:style>
    <style:style style:name="ro1" style:family="table-row">
      <style:table-row-properties style:row-height="0.0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6d6d"/>
    </style:style>
    <style:style style:name="ce8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d7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dee6ef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2a6099"/>
    </style:style>
    <style:style style:name="ce25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f6f9d4"/>
    </style:style>
    <style:style style:name="ce18" style:family="table-cell" style:parent-style-name="Default">
      <style:table-cell-properties fo:background-color="#8d2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1" table:number-columns-repeated="4" table:default-cell-style-name="ce12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4" table:default-cell-style-name="Default"/>
        <table:table-column table:style-name="co1" table:number-columns-repeated="4" table:default-cell-style-name="ce12"/>
        <table:table-column table:style-name="co1" table:default-cell-style-name="ce7"/>
        <table:table-column table:style-name="co1" table:default-cell-style-name="ce1"/>
        <table:table-column table:style-name="co1" table:default-cell-style-name="ce9"/>
        <table:table-column table:style-name="co1" table:number-columns-repeated="4" table:default-cell-style-name="Default"/>
        <table:table-column table:style-name="co1" table:number-columns-repeated="4" table:default-cell-style-name="ce12"/>
        <table:table-column table:style-name="co1" table:default-cell-style-name="ce9"/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column table:style-name="co1" table:number-columns-repeated="4" table:default-cell-style-name="ce12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12" table:default-cell-style-name="ce7"/>
        <table:table-column table:style-name="co1" table:default-cell-style-name="ce1"/>
        <table:table-column table:style-name="co1" table:number-columns-repeated="8" table:default-cell-style-name="ce14"/>
        <table:table-column table:style-name="co1" table:default-cell-style-name="ce1"/>
        <table:table-column table:style-name="co1" table:number-columns-repeated="12" table:default-cell-style-name="ce2"/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12"/>
        <table:table-column table:style-name="co1" table:default-cell-style-name="ce1"/>
        <table:table-column table:style-name="co1" table:number-columns-repeated="4" table:default-cell-style-name="ce12"/>
        <table:table-column table:style-name="co1" table:number-columns-repeated="2" table:default-cell-style-name="ce1"/>
        <table:table-column table:style-name="co1" table:number-columns-repeated="3" table:default-cell-style-name="ce12"/>
        <table:table-column table:style-name="co1" table:default-cell-style-name="ce1"/>
        <table:table-column table:style-name="co1" table:number-columns-repeated="4" table:default-cell-style-name="ce12"/>
        <table:table-column table:style-name="co1" table:default-cell-style-name="ce1"/>
        <table:table-column table:style-name="co1" table:default-cell-style-name="ce12"/>
        <table:table-column table:style-name="co1" table:default-cell-style-name="ce1"/>
        <table:table-column table:style-name="co1" table:number-columns-repeated="2" table:default-cell-style-name="ce12"/>
        <table:table-column table:style-name="co1" table:default-cell-style-name="ce1"/>
        <table:table-column table:style-name="co1" table:number-columns-repeated="4" table:default-cell-style-name="ce12"/>
        <table:table-column table:style-name="co1" table:default-cell-style-name="ce1"/>
        <table:table-column table:style-name="co1" table:number-columns-repeated="4" table:default-cell-style-name="ce12"/>
        <table:table-column table:style-name="co1" table:default-cell-style-name="ce1"/>
        <table:table-column table:style-name="co1" table:number-columns-repeated="4" table:default-cell-style-name="ce12"/>
        <table:table-column table:style-name="co1" table:default-cell-style-name="ce1"/>
        <table:table-column table:style-name="co1" table:number-columns-repeated="4" table:default-cell-style-name="ce12"/>
        <table:table-column table:style-name="co1" table:default-cell-style-name="ce1"/>
        <table:table-column table:style-name="co1" table:number-columns-repeated="4" table:default-cell-style-name="ce12"/>
        <table:table-column table:style-name="co1" table:default-cell-style-name="ce1"/>
        <table:table-column table:style-name="co1" table:number-columns-repeated="4" table:default-cell-style-name="ce12"/>
        <table:table-column table:style-name="co1" table:default-cell-style-name="ce1"/>
        <table:table-column table:style-name="co1" table:number-columns-repeated="4" table:default-cell-style-name="ce12"/>
        <table:table-column table:style-name="co1" table:default-cell-style-name="ce1"/>
        <table:table-column table:style-name="co1" table:number-columns-repeated="4" table:default-cell-style-name="ce12"/>
        <table:table-column table:style-name="co1" table:default-cell-style-name="ce1"/>
        <table:table-column table:style-name="co1" table:number-columns-repeated="4" table:default-cell-style-name="ce12"/>
        <table:table-column table:style-name="co1" table:default-cell-style-name="ce1"/>
        <table:table-column table:style-name="co1" table:number-columns-repeated="4" table:default-cell-style-name="ce12"/>
        <table:table-column table:style-name="co1" table:default-cell-style-name="ce1"/>
        <table:table-column table:style-name="co1" table:number-columns-repeated="3" table:default-cell-style-name="ce12"/>
        <table:table-column table:style-name="co1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7" table:number-columns-repeated="8"/>
          <table:table-cell table:number-columns-repeated="2"/>
          <table:table-cell table:style-name="ce1" table:number-columns-repeated="10"/>
          <table:table-cell/>
          <table:table-cell table:style-name="ce1" table:number-columns-repeated="10"/>
          <table:table-cell table:number-columns-repeated="2"/>
          <table:table-cell table:style-name="ce1" table:number-columns-repeated="12"/>
          <table:table-cell/>
          <table:table-cell table:style-name="ce1" table:number-columns-repeated="8"/>
          <table:table-cell/>
          <table:table-cell table:style-name="ce1" table:number-columns-repeated="12"/>
          <table:table-cell table:number-columns-repeated="3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2"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 table:number-columns-repeated="15"/>
          <table:table-cell table:style-name="ce20" office:value-type="string" calcext:value-type="string" table:number-columns-spanned="8" table:number-rows-spanned="8">
            <text:p>Status</text:p>
          </table:table-cell>
          <table:covered-table-cell table:number-columns-repeated="7" table:style-name="Default"/>
          <table:table-cell table:number-columns-repeated="19"/>
          <table:table-cell table:style-name="ce21" office:value-type="string" calcext:value-type="string" table:number-columns-spanned="18" table:number-rows-spanned="18">
            <text:p>Enemy Core Icon</text:p>
          </table:table-cell>
          <table:covered-table-cell table:style-name="ce22"/>
          <table:covered-table-cell table:style-name="ce21"/>
          <table:covered-table-cell table:number-columns-repeated="15" table:style-name="ce22"/>
          <table:table-cell/>
          <table:table-cell table:style-name="ce7" table:number-columns-repeated="56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2"/>
          <table:table-cell table:style-name="ce1"/>
          <table:covered-table-cell table:number-columns-repeated="8"/>
          <table:table-cell table:style-name="ce1"/>
          <table:table-cell/>
          <table:table-cell table:style-name="ce1"/>
          <table:covered-table-cell table:number-columns-repeated="8"/>
          <table:table-cell table:style-name="ce1"/>
          <table:table-cell table:number-columns-repeated="15"/>
          <table:covered-table-cell table:number-columns-repeated="8" table:style-name="Default"/>
          <table:table-cell table:number-columns-repeated="19"/>
          <table:covered-table-cell table:number-columns-repeated="18" table:style-name="ce22"/>
          <table:table-cell/>
          <table:table-cell table:style-name="ce7" table:number-columns-repeated="56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2"/>
          <table:table-cell table:style-name="ce1" table:number-columns-repeated="10"/>
          <table:table-cell/>
          <table:table-cell table:style-name="ce1" table:number-columns-repeated="10"/>
          <table:table-cell table:number-columns-repeated="15"/>
          <table:covered-table-cell table:number-columns-repeated="8" table:style-name="Default"/>
          <table:table-cell table:number-columns-repeated="19"/>
          <table:covered-table-cell table:number-columns-repeated="18" table:style-name="ce22"/>
          <table:table-cell/>
          <table:table-cell table:style-name="ce7" table:number-columns-repeated="56"/>
          <table:table-cell table:number-columns-repeated="4"/>
        </table:table-row>
        <table:table-row table:style-name="ro1">
          <table:table-cell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2"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 table:number-columns-repeated="15"/>
          <table:covered-table-cell table:number-columns-repeated="8" table:style-name="Default"/>
          <table:table-cell table:number-columns-repeated="19"/>
          <table:covered-table-cell table:number-columns-repeated="18" table:style-name="ce22"/>
          <table:table-cell/>
          <table:table-cell table:style-name="ce7" table:number-columns-repeated="56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2"/>
          <table:table-cell table:style-name="ce1"/>
          <table:covered-table-cell table:number-columns-repeated="8"/>
          <table:table-cell table:style-name="ce1"/>
          <table:table-cell/>
          <table:table-cell table:style-name="ce1"/>
          <table:covered-table-cell table:number-columns-repeated="8"/>
          <table:table-cell table:style-name="ce1"/>
          <table:table-cell table:number-columns-repeated="15"/>
          <table:covered-table-cell table:number-columns-repeated="8" table:style-name="Default"/>
          <table:table-cell table:number-columns-repeated="19"/>
          <table:covered-table-cell table:number-columns-repeated="18" table:style-name="ce22"/>
          <table:table-cell/>
          <table:table-cell table:style-name="ce7" table:number-columns-repeated="56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2"/>
          <table:table-cell table:style-name="ce1" table:number-columns-repeated="10"/>
          <table:table-cell/>
          <table:table-cell table:style-name="ce1" table:number-columns-repeated="10"/>
          <table:table-cell table:number-columns-repeated="15"/>
          <table:covered-table-cell table:number-columns-repeated="8" table:style-name="Default"/>
          <table:table-cell table:number-columns-repeated="19"/>
          <table:covered-table-cell table:number-columns-repeated="18" table:style-name="ce22"/>
          <table:table-cell/>
          <table:table-cell table:style-name="ce7" table:number-columns-repeated="56"/>
          <table:table-cell table:number-columns-repeated="4"/>
        </table:table-row>
        <table:table-row table:style-name="ro1">
          <table:table-cell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2"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 table:number-columns-repeated="15"/>
          <table:covered-table-cell table:number-columns-repeated="8" table:style-name="Default"/>
          <table:table-cell table:number-columns-repeated="19"/>
          <table:covered-table-cell table:number-columns-repeated="18" table:style-name="ce22"/>
          <table:table-cell/>
          <table:table-cell table:style-name="ce7" table:number-columns-repeated="56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2"/>
          <table:table-cell table:style-name="ce1"/>
          <table:covered-table-cell table:number-columns-repeated="8"/>
          <table:table-cell table:style-name="ce1"/>
          <table:table-cell/>
          <table:table-cell table:style-name="ce1"/>
          <table:covered-table-cell table:number-columns-repeated="8"/>
          <table:table-cell table:style-name="ce1"/>
          <table:table-cell table:number-columns-repeated="15"/>
          <table:covered-table-cell table:number-columns-repeated="8" table:style-name="Default"/>
          <table:table-cell table:number-columns-repeated="19"/>
          <table:covered-table-cell table:number-columns-repeated="18" table:style-name="ce22"/>
          <table:table-cell/>
          <table:table-cell table:style-name="ce7" table:number-columns-repeated="56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2"/>
          <table:table-cell table:style-name="ce1" table:number-columns-repeated="10"/>
          <table:table-cell/>
          <table:table-cell table:style-name="ce1" table:number-columns-repeated="10"/>
          <table:table-cell table:number-columns-repeated="42"/>
          <table:covered-table-cell table:number-columns-repeated="18" table:style-name="ce22"/>
          <table:table-cell/>
          <table:table-cell table:style-name="ce7" table:number-columns-repeated="56"/>
          <table:table-cell table:number-columns-repeated="4"/>
        </table:table-row>
        <table:table-row table:style-name="ro1">
          <table:table-cell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2"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 table:number-columns-repeated="18"/>
          <table:table-cell table:style-name="ce15" table:number-columns-repeated="2"/>
          <table:table-cell table:number-columns-repeated="22"/>
          <table:covered-table-cell table:number-columns-repeated="18" table:style-name="ce22"/>
          <table:table-cell/>
          <table:table-cell table:style-name="ce7" table:number-columns-repeated="56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2"/>
          <table:table-cell table:style-name="ce1"/>
          <table:covered-table-cell table:number-columns-repeated="8"/>
          <table:table-cell table:style-name="ce1"/>
          <table:table-cell/>
          <table:table-cell table:style-name="ce1"/>
          <table:covered-table-cell table:number-columns-repeated="8"/>
          <table:table-cell table:style-name="ce1"/>
          <table:table-cell table:number-columns-repeated="16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0"/>
          <table:covered-table-cell table:number-columns-repeated="18" table:style-name="ce22"/>
          <table:table-cell/>
          <table:table-cell table:style-name="ce7" table:number-columns-repeated="56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2"/>
          <table:table-cell table:style-name="ce1" table:number-columns-repeated="10"/>
          <table:table-cell/>
          <table:table-cell table:style-name="ce1" table:number-columns-repeated="10"/>
          <table:table-cell table:number-columns-repeated="15"/>
          <table:table-cell table:style-name="ce15"/>
          <table:table-cell table:number-columns-repeated="6"/>
          <table:table-cell table:style-name="ce15"/>
          <table:table-cell table:number-columns-repeated="19"/>
          <table:covered-table-cell table:number-columns-repeated="18" table:style-name="ce22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2"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 table:number-columns-repeated="42"/>
          <table:covered-table-cell table:number-columns-repeated="18" table:style-name="ce22"/>
          <table:table-cell/>
          <table:table-cell table:style-name="Default" table:number-columns-repeated="8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2"/>
          <table:table-cell table:style-name="ce1"/>
          <table:covered-table-cell table:number-columns-repeated="8"/>
          <table:table-cell table:style-name="ce1"/>
          <table:table-cell/>
          <table:table-cell table:style-name="ce1"/>
          <table:covered-table-cell table:number-columns-repeated="8"/>
          <table:table-cell table:style-name="ce1"/>
          <table:table-cell table:number-columns-repeated="42"/>
          <table:covered-table-cell table:number-columns-repeated="18" table:style-name="ce22"/>
          <table:table-cell/>
          <table:table-cell table:style-name="Default"/>
          <table:table-cell table:style-name="ce1"/>
          <table:table-cell table:style-name="Default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9" table:number-columns-repeated="8"/>
          <table:table-cell table:number-columns-repeated="2"/>
          <table:table-cell table:style-name="ce1" table:number-columns-repeated="10"/>
          <table:table-cell table:number-columns-repeated="42"/>
          <table:covered-table-cell table:number-columns-repeated="18" table:style-name="ce22"/>
          <table:table-cell/>
          <table:table-cell table:style-name="Default"/>
          <table:table-cell table:style-name="ce1"/>
          <table:table-cell table:style-name="Default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2"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 table:number-columns-repeated="18"/>
          <table:table-cell table:style-name="ce15" table:number-columns-repeated="2"/>
          <table:table-cell table:number-columns-repeated="22"/>
          <table:covered-table-cell table:number-columns-repeated="18" table:style-name="ce22"/>
          <table:table-cell/>
          <table:table-cell table:style-name="Default"/>
          <table:table-cell table:style-name="ce1"/>
          <table:table-cell table:style-name="Default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2"/>
          <table:table-cell table:style-name="ce1"/>
          <table:covered-table-cell table:number-columns-repeated="8"/>
          <table:table-cell table:style-name="ce1"/>
          <table:table-cell table:number-columns-repeated="16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0"/>
          <table:covered-table-cell table:number-columns-repeated="18" table:style-name="ce22"/>
          <table:table-cell/>
          <table:table-cell table:style-name="Default"/>
          <table:table-cell table:style-name="ce1"/>
          <table:table-cell table:style-name="Default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2"/>
          <table:table-cell table:style-name="ce1" table:number-columns-repeated="10"/>
          <table:table-cell table:number-columns-repeated="15"/>
          <table:table-cell table:style-name="ce15"/>
          <table:table-cell table:number-columns-repeated="6"/>
          <table:table-cell table:style-name="ce15"/>
          <table:table-cell table:number-columns-repeated="19"/>
          <table:covered-table-cell table:number-columns-repeated="18" table:style-name="ce22"/>
          <table:table-cell/>
          <table:table-cell table:style-name="Default" table:number-columns-repeated="8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6"/>
          <table:table-cell table:style-name="ce1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2"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 table:number-columns-repeated="39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2"/>
          <table:table-cell table:style-name="ce1"/>
          <table:covered-table-cell table:number-columns-repeated="8"/>
          <table:table-cell table:style-name="ce1"/>
          <table:table-cell table:number-columns-repeated="39"/>
          <table:table-cell table:style-name="ce20" office:value-type="string" calcext:value-type="string" table:number-columns-spanned="10" table:number-rows-spanned="10">
            <text:p>Payload Icon</text:p>
          </table:table-cell>
          <table:covered-table-cell/>
          <table:covered-table-cell table:number-columns-repeated="8" table:style-name="Default"/>
          <table:table-cell/>
          <table:table-cell table:style-name="ce20" office:value-type="string" calcext:value-type="string" table:number-columns-spanned="10" table:number-rows-spanned="10">
            <text:p>Core Icon</text:p>
          </table:table-cell>
          <table:covered-table-cell table:number-columns-repeated="9" table:style-name="Default"/>
          <table:table-cell/>
          <table:table-cell table:style-name="ce2" table:number-columns-repeated="56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2"/>
          <table:table-cell table:style-name="ce1" table:number-columns-repeated="10"/>
          <table:table-cell table:number-columns-repeated="39"/>
          <table:covered-table-cell table:number-columns-repeated="2"/>
          <table:covered-table-cell table:number-columns-repeated="8" table:style-name="Default"/>
          <table:table-cell/>
          <table:covered-table-cell table:number-columns-repeated="10" table:style-name="Default"/>
          <table:table-cell/>
          <table:table-cell table:style-name="ce2" table:number-columns-repeated="56"/>
          <table:table-cell table:number-columns-repeated="4"/>
        </table:table-row>
        <table:table-row table:style-name="ro1">
          <table:table-cell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2"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 table:number-columns-repeated="18"/>
          <table:table-cell table:style-name="ce15" table:number-columns-repeated="2"/>
          <table:table-cell table:number-columns-repeated="19"/>
          <table:covered-table-cell table:number-columns-repeated="2"/>
          <table:covered-table-cell table:number-columns-repeated="8" table:style-name="Default"/>
          <table:table-cell/>
          <table:covered-table-cell table:number-columns-repeated="10" table:style-name="Default"/>
          <table:table-cell/>
          <table:table-cell table:style-name="ce2" table:number-columns-repeated="56"/>
          <table:table-cell/>
          <table:table-cell table:style-name="ce20" office:value-type="string" calcext:value-type="string" table:number-columns-spanned="1" table:number-rows-spanned="2">
            <text:p>@arc</text:p>
          </table:table-cell>
          <table:table-cell table:style-name="ce20" office:value-type="string" calcext:value-type="string" table:number-columns-spanned="1" table:number-rows-spanned="2">
            <text:p>Playload:</text:p>
          </table:table-cell>
          <table:table-cell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2"/>
          <table:table-cell table:style-name="ce1"/>
          <table:covered-table-cell table:number-columns-repeated="8"/>
          <table:table-cell table:style-name="ce1"/>
          <table:table-cell table:number-columns-repeated="16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7"/>
          <table:covered-table-cell table:number-columns-repeated="2"/>
          <table:covered-table-cell table:number-columns-repeated="8" table:style-name="Default"/>
          <table:table-cell/>
          <table:covered-table-cell table:number-columns-repeated="10" table:style-name="Default"/>
          <table:table-cell/>
          <table:table-cell table:style-name="ce2" table:number-columns-repeated="56"/>
          <table:table-cell/>
          <table:covered-table-cell table:number-columns-repeated="2"/>
          <table:table-cell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2"/>
          <table:table-cell table:style-name="ce1" table:number-columns-repeated="10"/>
          <table:table-cell table:number-columns-repeated="15"/>
          <table:table-cell table:style-name="ce15"/>
          <table:table-cell table:number-columns-repeated="6"/>
          <table:table-cell table:style-name="ce15"/>
          <table:table-cell table:number-columns-repeated="16"/>
          <table:covered-table-cell table:number-columns-repeated="2"/>
          <table:covered-table-cell table:number-columns-repeated="8" table:style-name="Default"/>
          <table:table-cell/>
          <table:covered-table-cell table:number-columns-repeated="10" table:style-name="Default"/>
          <table:table-cell/>
          <table:table-cell table:style-name="ce2" table:number-columns-repeated="56"/>
          <table:table-cell/>
          <table:table-cell table:style-name="ce20" office:value-type="string" calcext:value-type="string" table:number-columns-spanned="1" table:number-rows-spanned="2">
            <text:p>@conveyor</text:p>
          </table:table-cell>
          <table:table-cell table:style-name="ce20" office:value-type="string" calcext:value-type="string" table:number-columns-spanned="2" table:number-rows-spanned="2">
            <text:p>Manual Pause</text:p>
          </table:table-cell>
          <table:covered-table-cell/>
        </table:table-row>
        <table:table-row table:style-name="ro1">
          <table:table-cell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2"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 table:number-columns-repeated="39"/>
          <table:covered-table-cell table:number-columns-repeated="2"/>
          <table:covered-table-cell table:number-columns-repeated="8" table:style-name="Default"/>
          <table:table-cell/>
          <table:covered-table-cell table:number-columns-repeated="10" table:style-name="Default"/>
          <table:table-cell/>
          <table:table-cell table:style-name="ce2" table:number-columns-repeated="56"/>
          <table:table-cell/>
          <table:covered-table-cell table:number-columns-repeated="3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2"/>
          <table:table-cell table:style-name="ce1"/>
          <table:covered-table-cell table:number-columns-repeated="8"/>
          <table:table-cell table:style-name="ce1"/>
          <table:table-cell table:number-columns-repeated="39"/>
          <table:covered-table-cell table:number-columns-repeated="2"/>
          <table:covered-table-cell table:number-columns-repeated="8" table:style-name="Default"/>
          <table:table-cell/>
          <table:covered-table-cell table:number-columns-repeated="10" table:style-name="Default"/>
          <table:table-cell/>
          <table:table-cell table:style-name="ce2" table:number-columns-repeated="56"/>
          <table:table-cell table:number-columns-repeated="2"/>
          <table:table-cell table:style-name="ce20" office:value-type="string" calcext:value-type="string" table:number-columns-spanned="2" table:number-rows-spanned="2">
            <text:p>Or Icon</text:p>
          </table:table-cell>
          <table:covered-table-cell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2"/>
          <table:table-cell table:style-name="ce1" table:number-columns-repeated="10"/>
          <table:table-cell table:number-columns-repeated="39"/>
          <table:covered-table-cell table:number-columns-repeated="2"/>
          <table:covered-table-cell table:number-columns-repeated="8" table:style-name="Default"/>
          <table:table-cell/>
          <table:covered-table-cell table:number-columns-repeated="10" table:style-name="Default"/>
          <table:table-cell/>
          <table:table-cell table:style-name="ce2" table:number-columns-repeated="56"/>
          <table:table-cell table:number-columns-repeated="2"/>
          <table:covered-table-cell table:number-columns-repeated="2"/>
        </table:table-row>
        <table:table-row table:style-name="ro1">
          <table:table-cell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2"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 table:number-columns-repeated="18"/>
          <table:table-cell table:style-name="ce15" table:number-columns-repeated="2"/>
          <table:table-cell table:number-columns-repeated="19"/>
          <table:covered-table-cell table:number-columns-repeated="2"/>
          <table:covered-table-cell table:number-columns-repeated="8" table:style-name="Default"/>
          <table:table-cell/>
          <table:covered-table-cell table:number-columns-repeated="10" table:style-name="Default"/>
          <table:table-cell/>
          <table:table-cell table:style-name="ce2" table:number-columns-repeated="56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2"/>
          <table:table-cell table:style-name="ce1"/>
          <table:covered-table-cell table:number-columns-repeated="8"/>
          <table:table-cell table:style-name="ce1"/>
          <table:table-cell table:number-columns-repeated="16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7"/>
          <table:covered-table-cell table:number-columns-repeated="2"/>
          <table:covered-table-cell table:number-columns-repeated="8" table:style-name="Default"/>
          <table:table-cell/>
          <table:covered-table-cell table:number-columns-repeated="10" table:style-name="Default"/>
          <table:table-cell/>
          <table:table-cell table:style-name="ce2" table:number-columns-repeated="56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2"/>
          <table:table-cell table:style-name="ce1" table:number-columns-repeated="10"/>
          <table:table-cell table:number-columns-repeated="15"/>
          <table:table-cell table:style-name="ce15"/>
          <table:table-cell table:number-columns-repeated="6"/>
          <table:table-cell table:style-name="ce15"/>
          <table:table-cell table:number-columns-repeated="16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2"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 table:number-columns-repeated="39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2"/>
          <table:table-cell table:style-name="ce1"/>
          <table:covered-table-cell table:number-columns-repeated="8"/>
          <table:table-cell table:style-name="ce1"/>
          <table:table-cell table:number-columns-repeated="39"/>
          <table:table-cell table:style-name="ce25" table:number-columns-spanned="9" table:number-rows-spanned="9"/>
          <table:covered-table-cell table:style-name="ce25"/>
          <table:covered-table-cell table:number-columns-repeated="7" table:style-name="ce26"/>
          <table:table-cell/>
          <table:table-cell table:style-name="ce25" table:number-columns-spanned="9" table:number-rows-spanned="9"/>
          <table:covered-table-cell table:style-name="ce25"/>
          <table:covered-table-cell table:number-columns-repeated="7" table:style-name="ce26"/>
          <table:table-cell/>
          <table:table-cell table:style-name="ce25" table:number-columns-spanned="9" table:number-rows-spanned="9"/>
          <table:covered-table-cell table:style-name="ce25"/>
          <table:covered-table-cell table:number-columns-repeated="7" table:style-name="ce26"/>
          <table:table-cell/>
          <table:table-cell table:style-name="ce25" table:number-columns-spanned="9" table:number-rows-spanned="9"/>
          <table:covered-table-cell table:style-name="ce25"/>
          <table:covered-table-cell table:number-columns-repeated="7" table:style-name="ce26"/>
          <table:table-cell/>
          <table:table-cell table:style-name="ce25" table:number-columns-spanned="9" table:number-rows-spanned="9"/>
          <table:covered-table-cell table:style-name="ce25"/>
          <table:covered-table-cell table:number-columns-repeated="7" table:style-name="ce26"/>
          <table:table-cell/>
          <table:table-cell table:style-name="ce25" table:number-columns-spanned="9" table:number-rows-spanned="9"/>
          <table:covered-table-cell table:style-name="ce25"/>
          <table:covered-table-cell table:number-columns-repeated="7" table:style-name="ce26"/>
          <table:table-cell/>
          <table:table-cell table:style-name="ce18" table:number-columns-repeated="5"/>
          <table:table-cell table:style-name="ce25" table:number-columns-spanned="9" table:number-rows-spanned="9"/>
          <table:covered-table-cell table:style-name="ce25"/>
          <table:covered-table-cell table:number-columns-repeated="7" table:style-name="ce26"/>
          <table:table-cell table:style-name="ce18" table:number-columns-repeated="4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2"/>
          <table:table-cell table:style-name="ce1" table:number-columns-repeated="10"/>
          <table:table-cell table:number-columns-repeated="39"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table-cell table:style-name="ce18" table:number-columns-repeated="5"/>
          <table:covered-table-cell table:number-columns-repeated="9" table:style-name="ce26"/>
          <table:table-cell table:style-name="ce18" table:number-columns-repeated="4"/>
          <table:table-cell table:number-columns-repeated="4"/>
        </table:table-row>
        <table:table-row table:style-name="ro1">
          <table:table-cell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3"/>
          <table:table-cell table:style-name="ce3" table:number-columns-spanned="8" table:number-rows-spanned="2"/>
          <table:covered-table-cell table:number-columns-repeated="7"/>
          <table:table-cell table:number-columns-repeated="2"/>
          <table:table-cell table:style-name="ce1"/>
          <table:table-cell table:style-name="ce3" table:number-columns-spanned="8" table:number-rows-spanned="2"/>
          <table:covered-table-cell table:number-columns-repeated="7"/>
          <table:table-cell table:style-name="ce1"/>
          <table:table-cell table:number-columns-repeated="18"/>
          <table:table-cell table:style-name="ce15" table:number-columns-repeated="2"/>
          <table:table-cell table:number-columns-repeated="19"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table-cell table:style-name="ce18" table:number-columns-repeated="5"/>
          <table:covered-table-cell table:number-columns-repeated="9" table:style-name="ce26"/>
          <table:table-cell table:style-name="ce18" table:number-columns-repeated="4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2"/>
          <table:table-cell table:style-name="ce1"/>
          <table:covered-table-cell table:number-columns-repeated="8"/>
          <table:table-cell table:style-name="ce1"/>
          <table:table-cell table:number-columns-repeated="16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7"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table-cell table:style-name="ce18" table:number-columns-repeated="5"/>
          <table:covered-table-cell table:number-columns-repeated="9" table:style-name="ce26"/>
          <table:table-cell table:style-name="ce18" table:number-columns-repeated="4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7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2" table:number-columns-repeated="8"/>
          <table:table-cell table:number-columns-repeated="16"/>
          <table:table-cell table:style-name="ce15"/>
          <table:table-cell table:number-columns-repeated="6"/>
          <table:table-cell table:style-name="ce15"/>
          <table:table-cell table:number-columns-repeated="16"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table-cell table:style-name="ce18" table:number-columns-repeated="5"/>
          <table:covered-table-cell table:number-columns-repeated="9" table:style-name="ce26"/>
          <table:table-cell table:style-name="ce18" table:number-columns-repeated="4"/>
          <table:table-cell table:number-columns-repeated="4"/>
        </table:table-row>
        <table:table-row table:style-name="ro1">
          <table:table-cell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40"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table-cell table:style-name="ce18" table:number-columns-repeated="5"/>
          <table:covered-table-cell table:number-columns-repeated="9" table:style-name="ce26"/>
          <table:table-cell table:style-name="ce18" table:number-columns-repeated="4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40"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table-cell table:style-name="ce18" table:number-columns-repeated="5"/>
          <table:covered-table-cell table:number-columns-repeated="9" table:style-name="ce26"/>
          <table:table-cell table:style-name="ce18" table:number-columns-repeated="4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40"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table-cell table:style-name="ce18" table:number-columns-repeated="5"/>
          <table:covered-table-cell table:number-columns-repeated="9" table:style-name="ce26"/>
          <table:table-cell table:style-name="ce18" table:number-columns-repeated="4"/>
          <table:table-cell table:number-columns-repeated="2"/>
          <table:table-cell office:value-type="string" calcext:value-type="string">
            <text:p>Could do muti-send</text:p>
          </table:table-cell>
          <table:table-cell/>
        </table:table-row>
        <table:table-row table:style-name="ro1">
          <table:table-cell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19"/>
          <table:table-cell table:style-name="ce15" table:number-columns-repeated="2"/>
          <table:table-cell table:number-columns-repeated="19"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covered-table-cell table:number-columns-repeated="9" table:style-name="ce26"/>
          <table:table-cell/>
          <table:table-cell table:style-name="ce18" table:number-columns-repeated="5"/>
          <table:covered-table-cell table:number-columns-repeated="9" table:style-name="ce26"/>
          <table:table-cell table:style-name="ce18" table:number-columns-repeated="4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17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7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number-columns-repeated="2"/>
          <table:table-cell office:value-type="string" calcext:value-type="string">
            <text:p>Flare, mono first --- draw enemy fire</text:p>
          </table:table-cell>
          <table:table-cell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16"/>
          <table:table-cell table:style-name="ce15"/>
          <table:table-cell table:number-columns-repeated="6"/>
          <table:table-cell table:style-name="ce15"/>
          <table:table-cell table:number-columns-repeated="16"/>
          <table:table-cell table:style-name="ce20" table:number-columns-spanned="4" table:number-rows-spanned="2"/>
          <table:covered-table-cell/>
          <table:covered-table-cell table:number-columns-repeated="2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40"/>
          <table:covered-table-cell table:number-columns-repeated="2"/>
          <table:covered-table-cell table:number-columns-repeated="2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table-cell office:value-type="string" calcext:value-type="string">
            <text:p>then beta – heal + draw fire</text:p>
          </table:table-cell>
          <table:table-cell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40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40"/>
          <table:table-cell table:style-name="ce20" table:number-columns-spanned="4" table:number-rows-spanned="2"/>
          <table:covered-table-cell/>
          <table:covered-table-cell table:number-columns-repeated="2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office:value-type="string" calcext:value-type="string">
            <text:p>then horizon for actual attack</text:p>
          </table:table-cell>
          <table:table-cell/>
        </table:table-row>
        <table:table-row table:style-name="ro1">
          <table:table-cell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40"/>
          <table:covered-table-cell table:number-columns-repeated="2"/>
          <table:covered-table-cell table:number-columns-repeated="2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 table:number-columns-repeated="3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19"/>
          <table:table-cell table:style-name="ce15" table:number-columns-repeated="2"/>
          <table:table-cell table:number-columns-repeated="19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17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7"/>
          <table:table-cell table:style-name="ce20" table:number-columns-spanned="4" table:number-rows-spanned="2"/>
          <table:covered-table-cell/>
          <table:covered-table-cell table:number-columns-repeated="2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16"/>
          <table:table-cell table:style-name="ce15"/>
          <table:table-cell table:number-columns-repeated="6"/>
          <table:table-cell table:style-name="ce15"/>
          <table:table-cell table:number-columns-repeated="16"/>
          <table:covered-table-cell table:number-columns-repeated="2"/>
          <table:covered-table-cell table:number-columns-repeated="2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 table:number-columns-repeated="3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40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40"/>
          <table:table-cell table:style-name="ce20" table:number-columns-spanned="4" table:number-rows-spanned="2"/>
          <table:covered-table-cell/>
          <table:covered-table-cell table:number-columns-repeated="2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40"/>
          <table:covered-table-cell table:number-columns-repeated="2"/>
          <table:covered-table-cell table:number-columns-repeated="2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 table:number-columns-repeated="3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16"/>
          <table:table-cell table:style-name="ce20" office:value-type="string" calcext:value-type="string" table:number-columns-spanned="8" table:number-rows-spanned="8">
            <text:p>Status</text:p>
          </table:table-cell>
          <table:covered-table-cell table:number-columns-repeated="7" table:style-name="Default"/>
          <table:table-cell table:number-columns-repeated="16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16"/>
          <table:covered-table-cell table:number-columns-repeated="8" table:style-name="Default"/>
          <table:table-cell table:number-columns-repeated="16"/>
          <table:table-cell table:style-name="ce20" table:number-columns-spanned="4" table:number-rows-spanned="2"/>
          <table:covered-table-cell/>
          <table:covered-table-cell table:number-columns-repeated="2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16"/>
          <table:covered-table-cell table:number-columns-repeated="8" table:style-name="Default"/>
          <table:table-cell table:number-columns-repeated="16"/>
          <table:covered-table-cell table:number-columns-repeated="2"/>
          <table:covered-table-cell table:number-columns-repeated="2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 table:number-columns-repeated="3"/>
        </table:table-row>
        <table:table-row table:style-name="ro1">
          <table:table-cell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16"/>
          <table:covered-table-cell table:number-columns-repeated="8" table:style-name="Default"/>
          <table:table-cell table:number-columns-repeated="16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 table:style-name="ce2" table:number-columns-repeated="10"/>
          <table:table-cell table:number-columns-repeated="2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12"/>
          <table:table-cell/>
          <table:covered-table-cell table:number-columns-repeated="8" table:style-name="Default"/>
          <table:table-cell/>
          <table:table-cell table:style-name="ce1" table:number-columns-repeated="12"/>
          <table:table-cell table:number-columns-repeated="3"/>
          <table:table-cell table:style-name="ce20" table:number-columns-spanned="4" table:number-rows-spanned="2"/>
          <table:covered-table-cell/>
          <table:covered-table-cell table:number-columns-repeated="2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/>
          <table:table-cell table:style-name="ce20" table:number-columns-spanned="4" table:number-rows-spanned="2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2"/>
          <table:table-cell table:style-name="ce4" table:number-columns-spanned="8" table:number-rows-spanned="2"/>
          <table:covered-table-cell table:number-columns-repeated="7"/>
          <table:table-cell table:style-name="ce2"/>
          <table:table-cell table:number-columns-repeated="2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21" office:value-type="string" calcext:value-type="string" table:number-columns-spanned="12" table:number-rows-spanned="12">
            <text:p>Enemy Core Icon</text:p>
          </table:table-cell>
          <table:covered-table-cell table:style-name="ce22"/>
          <table:covered-table-cell table:style-name="ce21"/>
          <table:covered-table-cell table:number-columns-repeated="9" table:style-name="ce22"/>
          <table:table-cell/>
          <table:covered-table-cell table:number-columns-repeated="8" table:style-name="Default"/>
          <table:table-cell/>
          <table:table-cell table:style-name="ce20" office:value-type="string" calcext:value-type="string" table:number-columns-spanned="12" table:number-rows-spanned="12">
            <text:p>Core</text:p>
          </table:table-cell>
          <table:covered-table-cell table:number-columns-repeated="7" table:style-name="Default"/>
          <table:covered-table-cell table:number-columns-repeated="4"/>
          <table:table-cell table:number-columns-repeated="3"/>
          <table:covered-table-cell table:number-columns-repeated="2"/>
          <table:covered-table-cell table:number-columns-repeated="2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/>
          <table:covered-table-cell table:number-columns-repeated="4" table:style-name="Default"/>
          <table:table-cell table:number-columns-repeated="3"/>
        </table:table-row>
        <table:table-row table:style-name="ro1">
          <table:table-cell table:style-name="ce2"/>
          <table:covered-table-cell table:number-columns-repeated="8"/>
          <table:table-cell table:style-name="ce2"/>
          <table:table-cell table:number-columns-repeated="2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12" table:style-name="ce22"/>
          <table:table-cell/>
          <table:covered-table-cell table:number-columns-repeated="8" table:style-name="Default"/>
          <table:table-cell/>
          <table:covered-table-cell table:number-columns-repeated="8" table:style-name="Default"/>
          <table:covered-table-cell table:number-columns-repeated="4"/>
          <table:table-cell table:number-columns-repeated="3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 table:style-name="ce2"/>
          <table:table-cell table:style-name="ce1" table:number-columns-repeated="8"/>
          <table:table-cell table:style-name="ce2"/>
          <table:table-cell table:number-columns-repeated="2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covered-table-cell table:number-columns-repeated="12" table:style-name="ce22"/>
          <table:table-cell/>
          <table:covered-table-cell table:number-columns-repeated="8" table:style-name="Default"/>
          <table:table-cell/>
          <table:covered-table-cell table:number-columns-repeated="8" table:style-name="Default"/>
          <table:covered-table-cell table:number-columns-repeated="4"/>
          <table:table-cell table:number-columns-repeated="3"/>
          <table:table-cell table:style-name="ce19" office:value-type="string" calcext:value-type="string" table:number-columns-spanned="19" table:number-rows-spanned="19">
            <text:p>Icon Horizon</text:p>
          </table:table-cell>
          <table:covered-table-cell table:number-columns-repeated="2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table-cell table:style-name="ce19" office:value-type="string" calcext:value-type="string" table:number-columns-spanned="19" table:number-rows-spanned="19">
            <text:p>Icon Gamma</text:p>
          </table:table-cell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table-cell table:style-name="ce19" office:value-type="string" calcext:value-type="string" table:number-columns-spanned="19" table:number-rows-spanned="19">
            <text:p>Icon Beta</text:p>
          </table:table-cell>
          <table:covered-table-cell table:number-columns-repeated="3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table-cell table:style-name="ce19" office:value-type="string" calcext:value-type="string" table:number-columns-spanned="19" table:number-rows-spanned="19">
            <text:p>Icon Flare</text:p>
          </table:table-cell>
          <table:covered-table-cell table:number-columns-repeated="3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table-cell table:style-name="ce4" table:number-columns-spanned="8" table:number-rows-spanned="2"/>
          <table:covered-table-cell table:number-columns-repeated="7"/>
          <table:table-cell table:style-name="ce2"/>
          <table:table-cell table:number-columns-repeated="2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covered-table-cell table:number-columns-repeated="12" table:style-name="ce22"/>
          <table:table-cell/>
          <table:table-cell table:style-name="ce1" table:number-columns-repeated="8"/>
          <table:table-cell/>
          <table:covered-table-cell table:number-columns-repeated="8" table:style-name="Default"/>
          <table:covered-table-cell table:number-columns-repeated="4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covered-table-cell table:number-columns-repeated="8"/>
          <table:table-cell table:style-name="ce2"/>
          <table:table-cell table:number-columns-repeated="2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12" table:style-name="ce22"/>
          <table:table-cell/>
          <table:table-cell table:style-name="ce20" office:value-type="string" calcext:value-type="string" table:number-columns-spanned="8" table:number-rows-spanned="8">
            <text:p>Payload</text:p>
          </table:table-cell>
          <table:covered-table-cell table:number-columns-repeated="7" table:style-name="Default"/>
          <table:table-cell/>
          <table:covered-table-cell table:number-columns-repeated="8" table:style-name="Default"/>
          <table:covered-table-cell table:number-columns-repeated="4" table:style-name="ce1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table-cell table:style-name="ce1" table:number-columns-repeated="8"/>
          <table:table-cell table:style-name="ce2"/>
          <table:table-cell table:number-columns-repeated="2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covered-table-cell table:number-columns-repeated="12" table:style-name="ce22"/>
          <table:table-cell/>
          <table:covered-table-cell table:number-columns-repeated="8" table:style-name="Default"/>
          <table:table-cell/>
          <table:covered-table-cell table:number-columns-repeated="12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table-cell table:style-name="ce4" table:number-columns-spanned="8" table:number-rows-spanned="2"/>
          <table:covered-table-cell table:number-columns-repeated="7"/>
          <table:table-cell table:style-name="ce2"/>
          <table:table-cell table:number-columns-repeated="2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covered-table-cell table:number-columns-repeated="12" table:style-name="ce22"/>
          <table:table-cell/>
          <table:covered-table-cell table:number-columns-repeated="8" table:style-name="Default"/>
          <table:table-cell/>
          <table:covered-table-cell table:number-columns-repeated="12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covered-table-cell table:number-columns-repeated="8"/>
          <table:table-cell table:style-name="ce2"/>
          <table:table-cell table:number-columns-repeated="2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12" table:style-name="ce22"/>
          <table:table-cell/>
          <table:covered-table-cell table:number-columns-repeated="8" table:style-name="Default"/>
          <table:table-cell/>
          <table:covered-table-cell table:number-columns-repeated="12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table-cell table:style-name="ce1" table:number-columns-repeated="8"/>
          <table:table-cell table:style-name="ce2"/>
          <table:table-cell table:number-columns-repeated="2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covered-table-cell table:number-columns-repeated="12" table:style-name="ce22"/>
          <table:table-cell/>
          <table:covered-table-cell table:number-columns-repeated="8" table:style-name="Default"/>
          <table:table-cell/>
          <table:covered-table-cell table:number-columns-repeated="4" table:style-name="Default"/>
          <table:covered-table-cell table:style-name="ce1"/>
          <table:covered-table-cell table:number-columns-repeated="7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table-cell table:style-name="ce4" table:number-columns-spanned="8" table:number-rows-spanned="2"/>
          <table:covered-table-cell table:number-columns-repeated="7"/>
          <table:table-cell table:style-name="ce2"/>
          <table:table-cell table:number-columns-repeated="2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covered-table-cell table:number-columns-repeated="12" table:style-name="ce22"/>
          <table:table-cell/>
          <table:covered-table-cell table:number-columns-repeated="8" table:style-name="Default"/>
          <table:table-cell/>
          <table:covered-table-cell table:number-columns-repeated="4" table:style-name="Default"/>
          <table:covered-table-cell table:style-name="ce1"/>
          <table:covered-table-cell table:number-columns-repeated="7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covered-table-cell table:number-columns-repeated="8"/>
          <table:table-cell table:style-name="ce2"/>
          <table:table-cell table:number-columns-repeated="2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12" table:style-name="ce22"/>
          <table:table-cell/>
          <table:covered-table-cell table:number-columns-repeated="8" table:style-name="Default"/>
          <table:table-cell/>
          <table:covered-table-cell table:number-columns-repeated="4" table:style-name="Default"/>
          <table:covered-table-cell table:style-name="ce1"/>
          <table:covered-table-cell table:number-columns-repeated="7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table-cell table:style-name="ce1" table:number-columns-repeated="8"/>
          <table:table-cell table:style-name="ce2"/>
          <table:table-cell table:number-columns-repeated="2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 table:number-columns-repeated="3"/>
          <table:covered-table-cell table:number-columns-repeated="12" table:style-name="ce22"/>
          <table:table-cell/>
          <table:covered-table-cell table:number-columns-repeated="8" table:style-name="Default"/>
          <table:table-cell/>
          <table:covered-table-cell table:number-columns-repeated="4" table:style-name="Default"/>
          <table:covered-table-cell table:style-name="ce1"/>
          <table:covered-table-cell table:number-columns-repeated="7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table-cell table:style-name="ce4" table:number-columns-spanned="8" table:number-rows-spanned="2"/>
          <table:covered-table-cell table:number-columns-repeated="7"/>
          <table:table-cell table:style-name="ce2"/>
          <table:table-cell table:number-columns-repeated="2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4" table:number-columns-spanned="8" table:number-rows-spanned="2"/>
          <table:covered-table-cell table:number-columns-repeated="7"/>
          <table:table-cell table:number-columns-repeated="3"/>
          <table:table-cell table:style-name="ce1" table:number-columns-repeated="12"/>
          <table:table-cell/>
          <table:table-cell table:style-name="ce1" table:number-columns-repeated="8"/>
          <table:table-cell/>
          <table:table-cell table:style-name="ce1" table:number-columns-repeated="12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covered-table-cell table:number-columns-repeated="8"/>
          <table:table-cell table:style-name="ce2"/>
          <table:table-cell table:number-columns-repeated="2"/>
          <table:covered-table-cell table:number-columns-repeated="8"/>
          <table:table-cell table:number-columns-repeated="3"/>
          <table:covered-table-cell table:number-columns-repeated="8"/>
          <table:table-cell table:number-columns-repeated="3"/>
          <table:covered-table-cell table:number-columns-repeated="8"/>
          <table:table-cell table:number-columns-repeated="2"/>
          <table:table-cell table:style-name="ce20" office:value-type="string" calcext:value-type="string" table:number-columns-spanned="8" table:number-rows-spanned="8">
            <text:p>Mat</text:p>
          </table:table-cell>
          <table:covered-table-cell table:number-columns-repeated="7" table:style-name="Default"/>
          <table:table-cell table:style-name="ce1"/>
          <table:table-cell table:style-name="ce20" office:value-type="string" calcext:value-type="string" table:number-columns-spanned="8" table:number-rows-spanned="8">
            <text:p>Mat</text:p>
          </table:table-cell>
          <table:covered-table-cell table:number-columns-repeated="7" table:style-name="Default"/>
          <table:table-cell table:style-name="ce1"/>
          <table:table-cell table:style-name="ce20" office:value-type="string" calcext:value-type="string" table:number-columns-spanned="8" table:number-rows-spanned="8">
            <text:p>Mat</text:p>
          </table:table-cell>
          <table:covered-table-cell table:number-columns-repeated="7" table:style-name="Default"/>
          <table:table-cell table:style-name="ce1"/>
          <table:table-cell table:style-name="ce20" office:value-type="string" calcext:value-type="string" table:number-columns-spanned="8" table:number-rows-spanned="8">
            <text:p>Mat</text:p>
          </table:table-cell>
          <table:covered-table-cell table:number-columns-repeated="7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table-cell table:style-name="ce5" office:value-type="string" calcext:value-type="string" table:number-columns-spanned="8" table:number-rows-spanned="8">
            <text:p>Flare</text:p>
          </table:table-cell>
          <table:covered-table-cell table:number-columns-repeated="3" table:style-name="ce12"/>
          <table:covered-table-cell table:number-columns-repeated="4"/>
          <table:table-cell table:style-name="ce2"/>
          <table:table-cell table:number-columns-repeated="2"/>
          <table:table-cell table:style-name="ce8" office:value-type="string" calcext:value-type="string" table:number-columns-spanned="8" table:number-rows-spanned="8">
            <text:p>Mono</text:p>
          </table:table-cell>
          <table:covered-table-cell table:number-columns-repeated="3" table:style-name="ce12"/>
          <table:covered-table-cell table:number-columns-repeated="4"/>
          <table:table-cell table:number-columns-repeated="3"/>
          <table:table-cell table:style-name="ce19" office:value-type="string" calcext:value-type="string" table:number-columns-spanned="8" table:number-rows-spanned="8">
            <text:p>Poly</text:p>
          </table:table-cell>
          <table:covered-table-cell table:number-columns-repeated="3" table:style-name="ce12"/>
          <table:covered-table-cell table:number-columns-repeated="4"/>
          <table:table-cell table:number-columns-repeated="3"/>
          <table:table-cell table:style-name="ce5" office:value-type="string" calcext:value-type="string" table:number-columns-spanned="8" table:number-rows-spanned="8">
            <text:p>Horizon</text:p>
          </table:table-cell>
          <table:covered-table-cell table:number-columns-repeated="3" table:style-name="ce12"/>
          <table:covered-table-cell table:number-columns-repeated="4"/>
          <table:table-cell table:number-columns-repeated="2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covered-table-cell table:number-columns-repeated="4" table:style-name="ce12"/>
          <table:covered-table-cell table:number-columns-repeated="4"/>
          <table:table-cell table:style-name="ce2"/>
          <table:table-cell table:number-columns-repeated="2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2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covered-table-cell table:number-columns-repeated="4" table:style-name="ce12"/>
          <table:covered-table-cell table:number-columns-repeated="4"/>
          <table:table-cell table:style-name="ce2"/>
          <table:table-cell table:number-columns-repeated="2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2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covered-table-cell table:number-columns-repeated="4" table:style-name="ce12"/>
          <table:covered-table-cell table:number-columns-repeated="4"/>
          <table:table-cell table:style-name="ce2"/>
          <table:table-cell table:number-columns-repeated="2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2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covered-table-cell table:number-columns-repeated="4" table:style-name="ce12"/>
          <table:covered-table-cell table:number-columns-repeated="4"/>
          <table:table-cell table:style-name="ce2"/>
          <table:table-cell table:number-columns-repeated="2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2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covered-table-cell table:number-columns-repeated="4" table:style-name="ce12"/>
          <table:covered-table-cell table:number-columns-repeated="4"/>
          <table:table-cell table:style-name="ce2"/>
          <table:table-cell table:number-columns-repeated="2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2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covered-table-cell table:number-columns-repeated="4" table:style-name="ce12"/>
          <table:covered-table-cell table:number-columns-repeated="4"/>
          <table:table-cell table:style-name="ce2"/>
          <table:table-cell table:number-columns-repeated="2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2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style-name="ce1"/>
          <table:covered-table-cell table:number-columns-repeated="8" table:style-name="Default"/>
          <table:table-cell table:number-columns-repeated="3"/>
          <table:covered-table-cell table:number-columns-repeated="3" table:style-name="ce12"/>
          <table:covered-table-cell/>
          <table:covered-table-cell table:style-name="ce12"/>
          <table:covered-table-cell table:number-columns-repeated="4"/>
          <table:covered-table-cell table:number-columns-repeated="2" table:style-name="ce12"/>
          <table:covered-table-cell table:number-columns-repeated="3"/>
          <table:covered-table-cell table:style-name="ce12"/>
          <table:covered-table-cell table:number-columns-repeated="4"/>
          <table:table-cell/>
          <table:covered-table-cell/>
          <table:covered-table-cell table:style-name="ce12"/>
          <table:covered-table-cell table:number-columns-repeated="2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table-cell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4"/>
          <table:covered-table-cell table:style-name="ce12"/>
          <table:covered-table-cell table:number-columns-repeated="3"/>
          <table:covered-table-cell table:style-name="ce12"/>
          <table:table-cell table:number-columns-repeated="3"/>
        </table:table-row>
        <table:table-row table:style-name="ro1">
          <table:table-cell table:style-name="ce2"/>
          <table:covered-table-cell table:number-columns-repeated="4" table:style-name="ce12"/>
          <table:covered-table-cell table:number-columns-repeated="4"/>
          <table:table-cell table:style-name="ce2"/>
          <table:table-cell table:number-columns-repeated="2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3"/>
          <table:covered-table-cell table:number-columns-repeated="4" table:style-name="ce12"/>
          <table:covered-table-cell table:number-columns-repeated="4"/>
          <table:table-cell table:number-columns-repeated="3"/>
          <table:table-cell table:style-name="ce1" table:number-columns-repeated="12"/>
          <table:table-cell/>
          <table:table-cell table:style-name="ce1" table:number-columns-repeated="8"/>
          <table:table-cell/>
          <table:table-cell table:style-name="ce1" table:number-columns-repeated="12"/>
          <table:table-cell table:number-columns-repeated="3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  <table:table-cell table:number-columns-repeated="4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42"/>
          <table:table-cell/>
          <table:table-cell table:style-name="Default"/>
          <table:table-cell table:number-columns-repeated="2"/>
          <table:table-cell table:style-name="Default" table:number-columns-repeated="77"/>
          <table:table-cell table:number-columns-repeated="3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style-name="ce20" table:number-columns-spanned="8" table:number-rows-spanned="8"/>
          <table:covered-table-cell table:number-columns-repeated="7" table:style-name="Default"/>
          <table:table-cell table:style-name="Default"/>
          <table:table-cell table:style-name="ce20" table:number-columns-spanned="8" table:number-rows-spanned="8"/>
          <table:covered-table-cell table:number-columns-repeated="7" table:style-name="Default"/>
          <table:table-cell table:style-name="Default"/>
          <table:table-cell table:style-name="ce20" table:number-columns-spanned="8" table:number-rows-spanned="8"/>
          <table:covered-table-cell table:number-columns-repeated="7" table:style-name="Default"/>
          <table:table-cell table:style-name="Default"/>
          <table:table-cell table:style-name="ce20" table:number-columns-spanned="8" table:number-rows-spanned="8"/>
          <table:covered-table-cell table:number-columns-repeated="7"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7"/>
          <table:table-cell table:number-columns-repeated="3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6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7"/>
          <table:table-cell table:number-columns-repeated="3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6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7"/>
          <table:table-cell table:number-columns-repeated="3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6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7"/>
          <table:table-cell table:number-columns-repeated="3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6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7"/>
          <table:table-cell table:number-columns-repeated="3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6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7"/>
          <table:table-cell table:number-columns-repeated="3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6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7"/>
          <table:table-cell table:number-columns-repeated="3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6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covered-table-cell table:number-columns-repeated="8"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77"/>
          <table:table-cell table:number-columns-repeated="3"/>
        </table:table-row>
      </table:table>
      <table:table table:name="Sheet2" table:style-name="ta1"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2]-[.D2]" office:value-type="float" office:value="128" calcext:value-type="float">
            <text:p>128</text:p>
          </table:table-cell>
          <table:table-cell table:formula="of:=[.E2]/2" office:value-type="float" office:value="64" calcext:value-type="float">
            <text:p>64</text:p>
          </table:table-cell>
          <table:table-cell table:formula="of:=[.F2]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 table:formula="of:=[.G2]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/>
          <table:table-cell office:value-type="float" office:value="-100000" calcext:value-type="float">
            <text:p>-100000</text:p>
          </table:table-cell>
          <table:table-cell table:formula="of:=ABS([.B5])" office:value-type="float" office:value="100000" calcext:value-type="float">
            <text:p>100000</text:p>
          </table:table-cell>
          <table:table-cell table:formula="of:=IF([.C5]=0;0;LOG10([.C5]))" office:value-type="float" office:value="5" calcext:value-type="float">
            <text:p>5</text:p>
          </table:table-cell>
          <table:table-cell/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64" calcext:value-type="float">
            <text:p>64</text:p>
          </table:table-cell>
          <table:table-cell table:formula="of:=[.D5]/[.F5]*[.G5]" office:value-type="float" office:value="106.666666666667" calcext:value-type="float">
            <text:p>106.666666666667</text:p>
          </table:table-cell>
          <table:table-cell table:formula="of:=IF([.C5]=0;1;[.B5]/[.C5])" office:value-type="float" office:value="-1" calcext:value-type="float">
            <text:p>-1</text:p>
          </table:table-cell>
          <table:table-cell table:formula="of:=[.I5]*[.H5]+[.G5]" office:value-type="float" office:value="-42.6666666666667" calcext:value-type="float">
            <text:p>-42.6666666666667</text:p>
          </table:table-cell>
          <table:table-cell table:formula="of:=ROUND([.J5])" office:value-type="float" office:value="-43" calcext:value-type="float">
            <text:p>-43</text:p>
          </table:table-cell>
          <table:table-cell table:number-columns-repeated="3"/>
        </table:table-row>
        <table:table-row table:style-name="ro2">
          <table:table-cell/>
          <table:table-cell office:value-type="float" office:value="-10000" calcext:value-type="float">
            <text:p>-10000</text:p>
          </table:table-cell>
          <table:table-cell table:formula="of:=ABS([.B6])" office:value-type="float" office:value="10000" calcext:value-type="float">
            <text:p>10000</text:p>
          </table:table-cell>
          <table:table-cell table:formula="of:=IF([.C6]=0;0;LOG10([.C6]))" office:value-type="float" office:value="4" calcext:value-type="float">
            <text:p>4</text:p>
          </table:table-cell>
          <table:table-cell/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64" calcext:value-type="float">
            <text:p>64</text:p>
          </table:table-cell>
          <table:table-cell table:formula="of:=[.D6]/[.F6]*[.G6]" office:value-type="float" office:value="85.3333333333333" calcext:value-type="float">
            <text:p>85.3333333333333</text:p>
          </table:table-cell>
          <table:table-cell table:formula="of:=IF([.C6]=0;1;[.B6]/[.C6])" office:value-type="float" office:value="-1" calcext:value-type="float">
            <text:p>-1</text:p>
          </table:table-cell>
          <table:table-cell table:formula="of:=[.I6]*[.H6]+[.G6]" office:value-type="float" office:value="-21.3333333333333" calcext:value-type="float">
            <text:p>-21.3333333333333</text:p>
          </table:table-cell>
          <table:table-cell table:formula="of:=ROUND([.J6])" office:value-type="float" office:value="-21" calcext:value-type="float">
            <text:p>-21</text:p>
          </table:table-cell>
          <table:table-cell table:number-columns-repeated="3"/>
        </table:table-row>
        <table:table-row table:style-name="ro2">
          <table:table-cell/>
          <table:table-cell office:value-type="float" office:value="-5000" calcext:value-type="float">
            <text:p>-5000</text:p>
          </table:table-cell>
          <table:table-cell table:formula="of:=ABS([.B7])" office:value-type="float" office:value="5000" calcext:value-type="float">
            <text:p>5000</text:p>
          </table:table-cell>
          <table:table-cell table:formula="of:=IF([.C7]=0;0;LOG10([.C7]))" office:value-type="float" office:value="3.69897000433602" calcext:value-type="float">
            <text:p>3.69897000433602</text:p>
          </table:table-cell>
          <table:table-cell/>
          <table:table-cell table:formula="of:=[.F6]" office:value-type="float" office:value="3" calcext:value-type="float">
            <text:p>3</text:p>
          </table:table-cell>
          <table:table-cell table:formula="of:=[.G6]" office:value-type="float" office:value="64" calcext:value-type="float">
            <text:p>64</text:p>
          </table:table-cell>
          <table:table-cell table:formula="of:=[.D7]/[.F7]*[.G7]" office:value-type="float" office:value="78.9113600925017" calcext:value-type="float">
            <text:p>78.9113600925017</text:p>
          </table:table-cell>
          <table:table-cell table:formula="of:=IF([.C7]=0;1;[.B7]/[.C7])" office:value-type="float" office:value="-1" calcext:value-type="float">
            <text:p>-1</text:p>
          </table:table-cell>
          <table:table-cell table:formula="of:=[.I7]*[.H7]+[.G7]" office:value-type="float" office:value="-14.9113600925017" calcext:value-type="float">
            <text:p>-14.9113600925017</text:p>
          </table:table-cell>
          <table:table-cell table:formula="of:=ROUND([.J7])" office:value-type="float" office:value="-15" calcext:value-type="float">
            <text:p>-15</text:p>
          </table:table-cell>
          <table:table-cell table:number-columns-repeated="3"/>
        </table:table-row>
        <table:table-row table:style-name="ro2">
          <table:table-cell/>
          <table:table-cell office:value-type="float" office:value="-2500" calcext:value-type="float">
            <text:p>-2500</text:p>
          </table:table-cell>
          <table:table-cell table:formula="of:=ABS([.B8])" office:value-type="float" office:value="2500" calcext:value-type="float">
            <text:p>2500</text:p>
          </table:table-cell>
          <table:table-cell table:formula="of:=IF([.C8]=0;0;LOG10([.C8]))" office:value-type="float" office:value="3.39794000867204" calcext:value-type="float">
            <text:p>3.39794000867204</text:p>
          </table:table-cell>
          <table:table-cell/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64" calcext:value-type="float">
            <text:p>64</text:p>
          </table:table-cell>
          <table:table-cell table:formula="of:=[.D8]/[.F8]*[.G8]" office:value-type="float" office:value="72.4893868516701" calcext:value-type="float">
            <text:p>72.4893868516701</text:p>
          </table:table-cell>
          <table:table-cell table:formula="of:=IF([.C8]=0;1;[.B8]/[.C8])" office:value-type="float" office:value="-1" calcext:value-type="float">
            <text:p>-1</text:p>
          </table:table-cell>
          <table:table-cell table:formula="of:=[.I8]*[.H8]+[.G8]" office:value-type="float" office:value="-8.48938685167013" calcext:value-type="float">
            <text:p>-8.48938685167013</text:p>
          </table:table-cell>
          <table:table-cell table:formula="of:=ROUND([.J8])" office:value-type="float" office:value="-8" calcext:value-type="float">
            <text:p>-8</text:p>
          </table:table-cell>
          <table:table-cell table:number-columns-repeated="3"/>
        </table:table-row>
        <table:table-row table:style-name="ro2">
          <table:table-cell/>
          <table:table-cell office:value-type="float" office:value="-1000" calcext:value-type="float">
            <text:p>-1000</text:p>
          </table:table-cell>
          <table:table-cell table:formula="of:=ABS([.B9])" office:value-type="float" office:value="1000" calcext:value-type="float">
            <text:p>1000</text:p>
          </table:table-cell>
          <table:table-cell table:formula="of:=IF([.C9]=0;0;LOG10([.C9]))" office:value-type="float" office:value="3" calcext:value-type="float">
            <text:p>3</text:p>
          </table:table-cell>
          <table:table-cell/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64" calcext:value-type="float">
            <text:p>64</text:p>
          </table:table-cell>
          <table:table-cell table:formula="of:=[.D9]/[.F9]*[.G9]" office:value-type="float" office:value="64" calcext:value-type="float">
            <text:p>64</text:p>
          </table:table-cell>
          <table:table-cell table:formula="of:=IF([.C9]=0;1;[.B9]/[.C9])" office:value-type="float" office:value="-1" calcext:value-type="float">
            <text:p>-1</text:p>
          </table:table-cell>
          <table:table-cell table:formula="of:=[.I9]*[.H9]+[.G9]" office:value-type="float" office:value="0" calcext:value-type="float">
            <text:p>0</text:p>
          </table:table-cell>
          <table:table-cell table:formula="of:=ROUND([.J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-500" calcext:value-type="float">
            <text:p>-500</text:p>
          </table:table-cell>
          <table:table-cell table:formula="of:=ABS([.B10])" office:value-type="float" office:value="500" calcext:value-type="float">
            <text:p>500</text:p>
          </table:table-cell>
          <table:table-cell table:formula="of:=IF([.C10]=0;0;LOG10([.C10]))" office:value-type="float" office:value="2.69897000433602" calcext:value-type="float">
            <text:p>2.69897000433602</text:p>
          </table:table-cell>
          <table:table-cell/>
          <table:table-cell table:formula="of:=[.F9]" office:value-type="float" office:value="3" calcext:value-type="float">
            <text:p>3</text:p>
          </table:table-cell>
          <table:table-cell table:formula="of:=[.G9]" office:value-type="float" office:value="64" calcext:value-type="float">
            <text:p>64</text:p>
          </table:table-cell>
          <table:table-cell table:formula="of:=[.D10]/[.F10]*[.G10]" office:value-type="float" office:value="57.5780267591684" calcext:value-type="float">
            <text:p>57.5780267591684</text:p>
          </table:table-cell>
          <table:table-cell table:formula="of:=IF([.C10]=0;1;[.B10]/[.C10])" office:value-type="float" office:value="-1" calcext:value-type="float">
            <text:p>-1</text:p>
          </table:table-cell>
          <table:table-cell table:formula="of:=[.I10]*[.H10]+[.G10]" office:value-type="float" office:value="6.4219732408316" calcext:value-type="float">
            <text:p>6.4219732408316</text:p>
          </table:table-cell>
          <table:table-cell table:formula="of:=ROUND([.J10])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float" office:value="-250" calcext:value-type="float">
            <text:p>-250</text:p>
          </table:table-cell>
          <table:table-cell table:formula="of:=ABS([.B11])" office:value-type="float" office:value="250" calcext:value-type="float">
            <text:p>250</text:p>
          </table:table-cell>
          <table:table-cell table:formula="of:=IF([.C11]=0;0;LOG10([.C11]))" office:value-type="float" office:value="2.39794000867204" calcext:value-type="float">
            <text:p>2.39794000867204</text:p>
          </table:table-cell>
          <table:table-cell/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64" calcext:value-type="float">
            <text:p>64</text:p>
          </table:table-cell>
          <table:table-cell table:formula="of:=[.D11]/[.F11]*[.G11]" office:value-type="float" office:value="51.1560535183368" calcext:value-type="float">
            <text:p>51.1560535183368</text:p>
          </table:table-cell>
          <table:table-cell table:formula="of:=IF([.C11]=0;1;[.B11]/[.C11])" office:value-type="float" office:value="-1" calcext:value-type="float">
            <text:p>-1</text:p>
          </table:table-cell>
          <table:table-cell table:formula="of:=[.I11]*[.H11]+[.G11]" office:value-type="float" office:value="12.8439464816632" calcext:value-type="float">
            <text:p>12.8439464816632</text:p>
          </table:table-cell>
          <table:table-cell table:formula="of:=ROUND([.J11])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/>
          <table:table-cell office:value-type="float" office:value="-100" calcext:value-type="float">
            <text:p>-100</text:p>
          </table:table-cell>
          <table:table-cell table:formula="of:=ABS([.B12])" office:value-type="float" office:value="100" calcext:value-type="float">
            <text:p>100</text:p>
          </table:table-cell>
          <table:table-cell table:formula="of:=IF([.C12]=0;0;LOG10([.C12]))" office:value-type="float" office:value="2" calcext:value-type="float">
            <text:p>2</text:p>
          </table:table-cell>
          <table:table-cell/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64" calcext:value-type="float">
            <text:p>64</text:p>
          </table:table-cell>
          <table:table-cell table:formula="of:=[.D12]/[.F12]*[.G12]" office:value-type="float" office:value="42.6666666666667" calcext:value-type="float">
            <text:p>42.6666666666667</text:p>
          </table:table-cell>
          <table:table-cell table:formula="of:=IF([.C12]=0;1;[.B12]/[.C12])" office:value-type="float" office:value="-1" calcext:value-type="float">
            <text:p>-1</text:p>
          </table:table-cell>
          <table:table-cell table:formula="of:=[.I12]*[.H12]+[.G12]" office:value-type="float" office:value="21.3333333333333" calcext:value-type="float">
            <text:p>21.3333333333333</text:p>
          </table:table-cell>
          <table:table-cell table:formula="of:=ROUND([.J12]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/>
          <table:table-cell office:value-type="float" office:value="-50" calcext:value-type="float">
            <text:p>-50</text:p>
          </table:table-cell>
          <table:table-cell table:formula="of:=ABS([.B13])" office:value-type="float" office:value="50" calcext:value-type="float">
            <text:p>50</text:p>
          </table:table-cell>
          <table:table-cell table:formula="of:=IF([.C13]=0;0;LOG10([.C13]))" office:value-type="float" office:value="1.69897000433602" calcext:value-type="float">
            <text:p>1.69897000433602</text:p>
          </table:table-cell>
          <table:table-cell/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64" calcext:value-type="float">
            <text:p>64</text:p>
          </table:table-cell>
          <table:table-cell table:formula="of:=[.D13]/[.F13]*[.G13]" office:value-type="float" office:value="36.2446934258351" calcext:value-type="float">
            <text:p>36.2446934258351</text:p>
          </table:table-cell>
          <table:table-cell table:formula="of:=IF([.C13]=0;1;[.B13]/[.C13])" office:value-type="float" office:value="-1" calcext:value-type="float">
            <text:p>-1</text:p>
          </table:table-cell>
          <table:table-cell table:formula="of:=[.I13]*[.H13]+[.G13]" office:value-type="float" office:value="27.7553065741649" calcext:value-type="float">
            <text:p>27.7553065741649</text:p>
          </table:table-cell>
          <table:table-cell table:formula="of:=ROUND([.J13]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-10" calcext:value-type="float">
            <text:p>-10</text:p>
          </table:table-cell>
          <table:table-cell table:formula="of:=ABS([.B14])" office:value-type="float" office:value="10" calcext:value-type="float">
            <text:p>10</text:p>
          </table:table-cell>
          <table:table-cell table:formula="of:=IF([.C14]=0;0;LOG10([.C14]))" office:value-type="float" office:value="1" calcext:value-type="float">
            <text:p>1</text:p>
          </table:table-cell>
          <table:table-cell/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64" calcext:value-type="float">
            <text:p>64</text:p>
          </table:table-cell>
          <table:table-cell table:formula="of:=[.D14]/[.F14]*[.G14]" office:value-type="float" office:value="21.3333333333333" calcext:value-type="float">
            <text:p>21.3333333333333</text:p>
          </table:table-cell>
          <table:table-cell table:formula="of:=IF([.C14]=0;1;[.B14]/[.C14])" office:value-type="float" office:value="-1" calcext:value-type="float">
            <text:p>-1</text:p>
          </table:table-cell>
          <table:table-cell table:formula="of:=[.I14]*[.H14]+[.G14]" office:value-type="float" office:value="42.6666666666667" calcext:value-type="float">
            <text:p>42.6666666666667</text:p>
          </table:table-cell>
          <table:table-cell table:formula="of:=ROUND([.J14]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table:formula="of:=ABS([.B15])" office:value-type="float" office:value="1" calcext:value-type="float">
            <text:p>1</text:p>
          </table:table-cell>
          <table:table-cell table:formula="of:=IF([.C15]=0;0;LOG10([.C15]))" office:value-type="float" office:value="0" calcext:value-type="float">
            <text:p>0</text:p>
          </table:table-cell>
          <table:table-cell/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64" calcext:value-type="float">
            <text:p>64</text:p>
          </table:table-cell>
          <table:table-cell table:formula="of:=[.D15]/[.F15]*[.G15]" office:value-type="float" office:value="0" calcext:value-type="float">
            <text:p>0</text:p>
          </table:table-cell>
          <table:table-cell table:formula="of:=IF([.C15]=0;1;[.B15]/[.C15])" office:value-type="float" office:value="-1" calcext:value-type="float">
            <text:p>-1</text:p>
          </table:table-cell>
          <table:table-cell table:formula="of:=[.I15]*[.H15]+[.G15]" office:value-type="float" office:value="64" calcext:value-type="float">
            <text:p>64</text:p>
          </table:table-cell>
          <table:table-cell table:formula="of:=ROUND([.J15]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ABS([.B16])" office:value-type="float" office:value="0" calcext:value-type="float">
            <text:p>0</text:p>
          </table:table-cell>
          <table:table-cell table:formula="of:=IF([.C16]=0;0;LOG10([.C16]))" office:value-type="float" office:value="0" calcext:value-type="float">
            <text:p>0</text:p>
          </table:table-cell>
          <table:table-cell/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64" calcext:value-type="float">
            <text:p>64</text:p>
          </table:table-cell>
          <table:table-cell table:formula="of:=[.D16]/[.F16]*[.G16]" office:value-type="float" office:value="0" calcext:value-type="float">
            <text:p>0</text:p>
          </table:table-cell>
          <table:table-cell table:formula="of:=IF([.C16]=0;1;[.B16]/[.C16])" office:value-type="float" office:value="1" calcext:value-type="float">
            <text:p>1</text:p>
          </table:table-cell>
          <table:table-cell table:formula="of:=[.I16]*[.H16]+[.G16]" office:value-type="float" office:value="64" calcext:value-type="float">
            <text:p>64</text:p>
          </table:table-cell>
          <table:table-cell table:formula="of:=ROUND([.J16]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ABS([.B17])" office:value-type="float" office:value="1" calcext:value-type="float">
            <text:p>1</text:p>
          </table:table-cell>
          <table:table-cell table:formula="of:=IF([.C17]=0;0;LOG10([.C17]))" office:value-type="float" office:value="0" calcext:value-type="float">
            <text:p>0</text:p>
          </table:table-cell>
          <table:table-cell/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64" calcext:value-type="float">
            <text:p>64</text:p>
          </table:table-cell>
          <table:table-cell table:formula="of:=[.D17]/[.F17]*[.G17]" office:value-type="float" office:value="0" calcext:value-type="float">
            <text:p>0</text:p>
          </table:table-cell>
          <table:table-cell table:formula="of:=IF([.C17]=0;1;[.B17]/[.C17])" office:value-type="float" office:value="1" calcext:value-type="float">
            <text:p>1</text:p>
          </table:table-cell>
          <table:table-cell table:formula="of:=[.I17]*[.H17]+[.G17]" office:value-type="float" office:value="64" calcext:value-type="float">
            <text:p>64</text:p>
          </table:table-cell>
          <table:table-cell table:formula="of:=ROUND([.J17]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ABS([.B18])" office:value-type="float" office:value="10" calcext:value-type="float">
            <text:p>10</text:p>
          </table:table-cell>
          <table:table-cell table:formula="of:=IF([.C18]=0;0;LOG10([.C18]))" office:value-type="float" office:value="1" calcext:value-type="float">
            <text:p>1</text:p>
          </table:table-cell>
          <table:table-cell/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64" calcext:value-type="float">
            <text:p>64</text:p>
          </table:table-cell>
          <table:table-cell table:formula="of:=[.D18]/[.F18]*[.G18]" office:value-type="float" office:value="21.3333333333333" calcext:value-type="float">
            <text:p>21.3333333333333</text:p>
          </table:table-cell>
          <table:table-cell table:formula="of:=IF([.C18]=0;1;[.B18]/[.C18])" office:value-type="float" office:value="1" calcext:value-type="float">
            <text:p>1</text:p>
          </table:table-cell>
          <table:table-cell table:formula="of:=[.I18]*[.H18]+[.G18]" office:value-type="float" office:value="85.3333333333333" calcext:value-type="float">
            <text:p>85.3333333333333</text:p>
          </table:table-cell>
          <table:table-cell table:formula="of:=ROUND([.J18]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ABS([.B19])" office:value-type="float" office:value="50" calcext:value-type="float">
            <text:p>50</text:p>
          </table:table-cell>
          <table:table-cell table:formula="of:=IF([.C19]=0;0;LOG10([.C19]))" office:value-type="float" office:value="1.69897000433602" calcext:value-type="float">
            <text:p>1.69897000433602</text:p>
          </table:table-cell>
          <table:table-cell/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64" calcext:value-type="float">
            <text:p>64</text:p>
          </table:table-cell>
          <table:table-cell table:formula="of:=[.D19]/[.F19]*[.G19]" office:value-type="float" office:value="36.2446934258351" calcext:value-type="float">
            <text:p>36.2446934258351</text:p>
          </table:table-cell>
          <table:table-cell table:formula="of:=IF([.C19]=0;1;[.B19]/[.C19])" office:value-type="float" office:value="1" calcext:value-type="float">
            <text:p>1</text:p>
          </table:table-cell>
          <table:table-cell table:formula="of:=[.I19]*[.H19]+[.G19]" office:value-type="float" office:value="100.244693425835" calcext:value-type="float">
            <text:p>100.244693425835</text:p>
          </table:table-cell>
          <table:table-cell table:formula="of:=ROUND([.J19]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ABS([.B20])" office:value-type="float" office:value="100" calcext:value-type="float">
            <text:p>100</text:p>
          </table:table-cell>
          <table:table-cell table:formula="of:=IF([.C20]=0;0;LOG10([.C20]))" office:value-type="float" office:value="2" calcext:value-type="float">
            <text:p>2</text:p>
          </table:table-cell>
          <table:table-cell/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64" calcext:value-type="float">
            <text:p>64</text:p>
          </table:table-cell>
          <table:table-cell table:formula="of:=[.D20]/[.F20]*[.G20]" office:value-type="float" office:value="42.6666666666667" calcext:value-type="float">
            <text:p>42.6666666666667</text:p>
          </table:table-cell>
          <table:table-cell table:formula="of:=IF([.C20]=0;1;[.B20]/[.C20])" office:value-type="float" office:value="1" calcext:value-type="float">
            <text:p>1</text:p>
          </table:table-cell>
          <table:table-cell table:formula="of:=[.I20]*[.H20]+[.G20]" office:value-type="float" office:value="106.666666666667" calcext:value-type="float">
            <text:p>106.666666666667</text:p>
          </table:table-cell>
          <table:table-cell table:formula="of:=ROUND([.J20]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table:formula="of:=ABS([.B21])" office:value-type="float" office:value="250" calcext:value-type="float">
            <text:p>250</text:p>
          </table:table-cell>
          <table:table-cell table:formula="of:=IF([.C21]=0;0;LOG10([.C21]))" office:value-type="float" office:value="2.39794000867204" calcext:value-type="float">
            <text:p>2.39794000867204</text:p>
          </table:table-cell>
          <table:table-cell/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64" calcext:value-type="float">
            <text:p>64</text:p>
          </table:table-cell>
          <table:table-cell table:formula="of:=[.D21]/[.F21]*[.G21]" office:value-type="float" office:value="51.1560535183368" calcext:value-type="float">
            <text:p>51.1560535183368</text:p>
          </table:table-cell>
          <table:table-cell table:formula="of:=IF([.C21]=0;1;[.B21]/[.C21])" office:value-type="float" office:value="1" calcext:value-type="float">
            <text:p>1</text:p>
          </table:table-cell>
          <table:table-cell table:formula="of:=[.I21]*[.H21]+[.G21]" office:value-type="float" office:value="115.156053518337" calcext:value-type="float">
            <text:p>115.156053518337</text:p>
          </table:table-cell>
          <table:table-cell table:formula="of:=ROUND([.J21]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ABS([.B22])" office:value-type="float" office:value="500" calcext:value-type="float">
            <text:p>500</text:p>
          </table:table-cell>
          <table:table-cell table:formula="of:=IF([.C22]=0;0;LOG10([.C22]))" office:value-type="float" office:value="2.69897000433602" calcext:value-type="float">
            <text:p>2.69897000433602</text:p>
          </table:table-cell>
          <table:table-cell/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64" calcext:value-type="float">
            <text:p>64</text:p>
          </table:table-cell>
          <table:table-cell table:formula="of:=[.D22]/[.F22]*[.G22]" office:value-type="float" office:value="57.5780267591684" calcext:value-type="float">
            <text:p>57.5780267591684</text:p>
          </table:table-cell>
          <table:table-cell table:formula="of:=IF([.C22]=0;1;[.B22]/[.C22])" office:value-type="float" office:value="1" calcext:value-type="float">
            <text:p>1</text:p>
          </table:table-cell>
          <table:table-cell table:formula="of:=[.I22]*[.H22]+[.G22]" office:value-type="float" office:value="121.578026759168" calcext:value-type="float">
            <text:p>121.578026759168</text:p>
          </table:table-cell>
          <table:table-cell table:formula="of:=ROUND([.J22]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ABS([.B23])" office:value-type="float" office:value="1000" calcext:value-type="float">
            <text:p>1000</text:p>
          </table:table-cell>
          <table:table-cell table:formula="of:=IF([.C23]=0;0;LOG10([.C23]))" office:value-type="float" office:value="3" calcext:value-type="float">
            <text:p>3</text:p>
          </table:table-cell>
          <table:table-cell/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64" calcext:value-type="float">
            <text:p>64</text:p>
          </table:table-cell>
          <table:table-cell table:formula="of:=[.D23]/[.F23]*[.G23]" office:value-type="float" office:value="64" calcext:value-type="float">
            <text:p>64</text:p>
          </table:table-cell>
          <table:table-cell table:formula="of:=IF([.C23]=0;1;[.B23]/[.C23])" office:value-type="float" office:value="1" calcext:value-type="float">
            <text:p>1</text:p>
          </table:table-cell>
          <table:table-cell table:formula="of:=[.I23]*[.H23]+[.G23]" office:value-type="float" office:value="128" calcext:value-type="float">
            <text:p>128</text:p>
          </table:table-cell>
          <table:table-cell table:formula="of:=ROUND([.J23]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00" calcext:value-type="float">
            <text:p>2500</text:p>
          </table:table-cell>
          <table:table-cell table:formula="of:=ABS([.B24])" office:value-type="float" office:value="2500" calcext:value-type="float">
            <text:p>2500</text:p>
          </table:table-cell>
          <table:table-cell table:formula="of:=IF([.C24]=0;0;LOG10([.C24]))" office:value-type="float" office:value="3.39794000867204" calcext:value-type="float">
            <text:p>3.39794000867204</text:p>
          </table:table-cell>
          <table:table-cell/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64" calcext:value-type="float">
            <text:p>64</text:p>
          </table:table-cell>
          <table:table-cell table:formula="of:=[.D24]/[.F24]*[.G24]" office:value-type="float" office:value="72.4893868516701" calcext:value-type="float">
            <text:p>72.4893868516701</text:p>
          </table:table-cell>
          <table:table-cell table:formula="of:=IF([.C24]=0;1;[.B24]/[.C24])" office:value-type="float" office:value="1" calcext:value-type="float">
            <text:p>1</text:p>
          </table:table-cell>
          <table:table-cell table:formula="of:=[.I24]*[.H24]+[.G24]" office:value-type="float" office:value="136.48938685167" calcext:value-type="float">
            <text:p>136.48938685167</text:p>
          </table:table-cell>
          <table:table-cell table:formula="of:=ROUND([.J24]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formula="of:=ABS([.B25])" office:value-type="float" office:value="5000" calcext:value-type="float">
            <text:p>5000</text:p>
          </table:table-cell>
          <table:table-cell table:formula="of:=IF([.C25]=0;0;LOG10([.C25]))" office:value-type="float" office:value="3.69897000433602" calcext:value-type="float">
            <text:p>3.69897000433602</text:p>
          </table:table-cell>
          <table:table-cell/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64" calcext:value-type="float">
            <text:p>64</text:p>
          </table:table-cell>
          <table:table-cell table:formula="of:=[.D25]/[.F25]*[.G25]" office:value-type="float" office:value="78.9113600925017" calcext:value-type="float">
            <text:p>78.9113600925017</text:p>
          </table:table-cell>
          <table:table-cell table:formula="of:=IF([.C25]=0;1;[.B25]/[.C25])" office:value-type="float" office:value="1" calcext:value-type="float">
            <text:p>1</text:p>
          </table:table-cell>
          <table:table-cell table:formula="of:=[.I25]*[.H25]+[.G25]" office:value-type="float" office:value="142.911360092502" calcext:value-type="float">
            <text:p>142.911360092502</text:p>
          </table:table-cell>
          <table:table-cell table:formula="of:=ROUND([.J25]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ABS([.B26])" office:value-type="float" office:value="10000" calcext:value-type="float">
            <text:p>10000</text:p>
          </table:table-cell>
          <table:table-cell table:formula="of:=IF([.C26]=0;0;LOG10([.C26]))" office:value-type="float" office:value="4" calcext:value-type="float">
            <text:p>4</text:p>
          </table:table-cell>
          <table:table-cell/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64" calcext:value-type="float">
            <text:p>64</text:p>
          </table:table-cell>
          <table:table-cell table:formula="of:=[.D26]/[.F26]*[.G26]" office:value-type="float" office:value="85.3333333333333" calcext:value-type="float">
            <text:p>85.3333333333333</text:p>
          </table:table-cell>
          <table:table-cell table:formula="of:=IF([.C26]=0;1;[.B26]/[.C26])" office:value-type="float" office:value="1" calcext:value-type="float">
            <text:p>1</text:p>
          </table:table-cell>
          <table:table-cell table:formula="of:=[.I26]*[.H26]+[.G26]" office:value-type="float" office:value="149.333333333333" calcext:value-type="float">
            <text:p>149.333333333333</text:p>
          </table:table-cell>
          <table:table-cell table:formula="of:=ROUND([.J26]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float" office:value="-1000" calcext:value-type="float">
            <text:p>-1000</text:p>
          </table:table-cell>
          <table:table-cell table:formula="of:=ABS([.B28])" office:value-type="float" office:value="1000" calcext:value-type="float">
            <text:p>1000</text:p>
          </table:table-cell>
          <table:table-cell table:formula="of:=IF([.C28]=0;0;LOG10([.C28]))" office:value-type="float" office:value="3" calcext:value-type="float">
            <text:p>3</text:p>
          </table:table-cell>
          <table:table-cell/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64" calcext:value-type="float">
            <text:p>64</text:p>
          </table:table-cell>
          <table:table-cell table:formula="of:=[.D28]/[.F28]*[.G28]" office:value-type="float" office:value="64" calcext:value-type="float">
            <text:p>64</text:p>
          </table:table-cell>
          <table:table-cell table:formula="of:=IF([.C28]=0;1;[.B28]/[.C28])" office:value-type="float" office:value="-1" calcext:value-type="float">
            <text:p>-1</text:p>
          </table:table-cell>
          <table:table-cell table:formula="of:=[.I28]*[.H28]+[.G28]" office:value-type="float" office:value="0" calcext:value-type="float">
            <text:p>0</text:p>
          </table:table-cell>
          <table:table-cell table:formula="of:=ROUND([.J28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[.B28]+[.A29]" office:value-type="float" office:value="-700" calcext:value-type="float">
            <text:p>-700</text:p>
          </table:table-cell>
          <table:table-cell table:formula="of:=ABS([.B29])" office:value-type="float" office:value="700" calcext:value-type="float">
            <text:p>700</text:p>
          </table:table-cell>
          <table:table-cell table:formula="of:=IF([.C29]=0;0;LOG10([.C29]))" office:value-type="float" office:value="2.84509804001426" calcext:value-type="float">
            <text:p>2.84509804001426</text:p>
          </table:table-cell>
          <table:table-cell/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64" calcext:value-type="float">
            <text:p>64</text:p>
          </table:table-cell>
          <table:table-cell table:formula="of:=[.D29]/[.F29]*[.G29]" office:value-type="float" office:value="60.6954248536375" calcext:value-type="float">
            <text:p>60.6954248536375</text:p>
          </table:table-cell>
          <table:table-cell table:formula="of:=IF([.C29]=0;1;[.B29]/[.C29])" office:value-type="float" office:value="-1" calcext:value-type="float">
            <text:p>-1</text:p>
          </table:table-cell>
          <table:table-cell table:formula="of:=[.I29]*[.H29]+[.G29]" office:value-type="float" office:value="3.30457514636252" calcext:value-type="float">
            <text:p>3.30457514636252</text:p>
          </table:table-cell>
          <table:table-cell table:formula="of:=ROUND([.J29])" office:value-type="float" office:value="3" calcext:value-type="float">
            <text:p>3</text:p>
          </table:table-cell>
          <table:table-cell table:formula="of:=[.K29]-[.K28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[.B29]+[.A30]" office:value-type="float" office:value="-400" calcext:value-type="float">
            <text:p>-400</text:p>
          </table:table-cell>
          <table:table-cell table:formula="of:=ABS([.B30])" office:value-type="float" office:value="400" calcext:value-type="float">
            <text:p>400</text:p>
          </table:table-cell>
          <table:table-cell table:formula="of:=IF([.C30]=0;0;LOG10([.C30]))" office:value-type="float" office:value="2.60205999132796" calcext:value-type="float">
            <text:p>2.60205999132796</text:p>
          </table:table-cell>
          <table:table-cell/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64" calcext:value-type="float">
            <text:p>64</text:p>
          </table:table-cell>
          <table:table-cell table:formula="of:=[.D30]/[.F30]*[.G30]" office:value-type="float" office:value="55.5106131483299" calcext:value-type="float">
            <text:p>55.5106131483299</text:p>
          </table:table-cell>
          <table:table-cell table:formula="of:=IF([.C30]=0;1;[.B30]/[.C30])" office:value-type="float" office:value="-1" calcext:value-type="float">
            <text:p>-1</text:p>
          </table:table-cell>
          <table:table-cell table:formula="of:=[.I30]*[.H30]+[.G30]" office:value-type="float" office:value="8.48938685167013" calcext:value-type="float">
            <text:p>8.48938685167013</text:p>
          </table:table-cell>
          <table:table-cell table:formula="of:=ROUND([.J30])" office:value-type="float" office:value="8" calcext:value-type="float">
            <text:p>8</text:p>
          </table:table-cell>
          <table:table-cell table:formula="of:=[.K30]-[.K29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[.B30]+[.A31]" office:value-type="float" office:value="-100" calcext:value-type="float">
            <text:p>-100</text:p>
          </table:table-cell>
          <table:table-cell table:formula="of:=ABS([.B31])" office:value-type="float" office:value="100" calcext:value-type="float">
            <text:p>100</text:p>
          </table:table-cell>
          <table:table-cell table:formula="of:=IF([.C31]=0;0;LOG10([.C31]))" office:value-type="float" office:value="2" calcext:value-type="float">
            <text:p>2</text:p>
          </table:table-cell>
          <table:table-cell/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64" calcext:value-type="float">
            <text:p>64</text:p>
          </table:table-cell>
          <table:table-cell table:formula="of:=[.D31]/[.F31]*[.G31]" office:value-type="float" office:value="42.6666666666667" calcext:value-type="float">
            <text:p>42.6666666666667</text:p>
          </table:table-cell>
          <table:table-cell table:formula="of:=IF([.C31]=0;1;[.B31]/[.C31])" office:value-type="float" office:value="-1" calcext:value-type="float">
            <text:p>-1</text:p>
          </table:table-cell>
          <table:table-cell table:formula="of:=[.I31]*[.H31]+[.G31]" office:value-type="float" office:value="21.3333333333333" calcext:value-type="float">
            <text:p>21.3333333333333</text:p>
          </table:table-cell>
          <table:table-cell table:formula="of:=ROUND([.J31])" office:value-type="float" office:value="21" calcext:value-type="float">
            <text:p>21</text:p>
          </table:table-cell>
          <table:table-cell table:formula="of:=[.K31]-[.K30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1]+[.A32]" office:value-type="float" office:value="-70" calcext:value-type="float">
            <text:p>-70</text:p>
          </table:table-cell>
          <table:table-cell table:formula="of:=ABS([.B32])" office:value-type="float" office:value="70" calcext:value-type="float">
            <text:p>70</text:p>
          </table:table-cell>
          <table:table-cell table:formula="of:=IF([.C32]=0;0;LOG10([.C32]))" office:value-type="float" office:value="1.84509804001426" calcext:value-type="float">
            <text:p>1.84509804001426</text:p>
          </table:table-cell>
          <table:table-cell/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64" calcext:value-type="float">
            <text:p>64</text:p>
          </table:table-cell>
          <table:table-cell table:formula="of:=[.D32]/[.F32]*[.G32]" office:value-type="float" office:value="39.3620915203041" calcext:value-type="float">
            <text:p>39.3620915203041</text:p>
          </table:table-cell>
          <table:table-cell table:formula="of:=IF([.C32]=0;1;[.B32]/[.C32])" office:value-type="float" office:value="-1" calcext:value-type="float">
            <text:p>-1</text:p>
          </table:table-cell>
          <table:table-cell table:formula="of:=[.I32]*[.H32]+[.G32]" office:value-type="float" office:value="24.6379084796959" calcext:value-type="float">
            <text:p>24.6379084796959</text:p>
          </table:table-cell>
          <table:table-cell table:formula="of:=ROUND([.J32])" office:value-type="float" office:value="25" calcext:value-type="float">
            <text:p>25</text:p>
          </table:table-cell>
          <table:table-cell table:formula="of:=[.K32]-[.K31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2]+[.A33]" office:value-type="float" office:value="-40" calcext:value-type="float">
            <text:p>-40</text:p>
          </table:table-cell>
          <table:table-cell table:formula="of:=ABS([.B33])" office:value-type="float" office:value="40" calcext:value-type="float">
            <text:p>40</text:p>
          </table:table-cell>
          <table:table-cell table:formula="of:=IF([.C33]=0;0;LOG10([.C33]))" office:value-type="float" office:value="1.60205999132796" calcext:value-type="float">
            <text:p>1.60205999132796</text:p>
          </table:table-cell>
          <table:table-cell/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64" calcext:value-type="float">
            <text:p>64</text:p>
          </table:table-cell>
          <table:table-cell table:formula="of:=[.D33]/[.F33]*[.G33]" office:value-type="float" office:value="34.1772798149965" calcext:value-type="float">
            <text:p>34.1772798149965</text:p>
          </table:table-cell>
          <table:table-cell table:formula="of:=IF([.C33]=0;1;[.B33]/[.C33])" office:value-type="float" office:value="-1" calcext:value-type="float">
            <text:p>-1</text:p>
          </table:table-cell>
          <table:table-cell table:formula="of:=[.I33]*[.H33]+[.G33]" office:value-type="float" office:value="29.8227201850035" calcext:value-type="float">
            <text:p>29.8227201850035</text:p>
          </table:table-cell>
          <table:table-cell table:formula="of:=ROUND([.J33])" office:value-type="float" office:value="30" calcext:value-type="float">
            <text:p>30</text:p>
          </table:table-cell>
          <table:table-cell table:formula="of:=[.K33]-[.K32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3]+[.A34]" office:value-type="float" office:value="-10" calcext:value-type="float">
            <text:p>-10</text:p>
          </table:table-cell>
          <table:table-cell table:formula="of:=ABS([.B34])" office:value-type="float" office:value="10" calcext:value-type="float">
            <text:p>10</text:p>
          </table:table-cell>
          <table:table-cell table:formula="of:=IF([.C34]=0;0;LOG10([.C34]))" office:value-type="float" office:value="1" calcext:value-type="float">
            <text:p>1</text:p>
          </table:table-cell>
          <table:table-cell/>
          <table:table-cell table:formula="of:=[.F33]" office:value-type="float" office:value="3" calcext:value-type="float">
            <text:p>3</text:p>
          </table:table-cell>
          <table:table-cell table:formula="of:=[.G33]" office:value-type="float" office:value="64" calcext:value-type="float">
            <text:p>64</text:p>
          </table:table-cell>
          <table:table-cell table:formula="of:=[.D34]/[.F34]*[.G34]" office:value-type="float" office:value="21.3333333333333" calcext:value-type="float">
            <text:p>21.3333333333333</text:p>
          </table:table-cell>
          <table:table-cell table:formula="of:=IF([.C34]=0;1;[.B34]/[.C34])" office:value-type="float" office:value="-1" calcext:value-type="float">
            <text:p>-1</text:p>
          </table:table-cell>
          <table:table-cell table:formula="of:=[.I34]*[.H34]+[.G34]" office:value-type="float" office:value="42.6666666666667" calcext:value-type="float">
            <text:p>42.6666666666667</text:p>
          </table:table-cell>
          <table:table-cell table:formula="of:=ROUND([.J34])" office:value-type="float" office:value="43" calcext:value-type="float">
            <text:p>43</text:p>
          </table:table-cell>
          <table:table-cell table:formula="of:=[.K34]-[.K33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4]+[.A35]" office:value-type="float" office:value="-7" calcext:value-type="float">
            <text:p>-7</text:p>
          </table:table-cell>
          <table:table-cell table:formula="of:=ABS([.B35])" office:value-type="float" office:value="7" calcext:value-type="float">
            <text:p>7</text:p>
          </table:table-cell>
          <table:table-cell table:formula="of:=IF([.C35]=0;0;LOG10([.C35]))" office:value-type="float" office:value="0.845098040014257" calcext:value-type="float">
            <text:p>0.845098040014257</text:p>
          </table:table-cell>
          <table:table-cell/>
          <table:table-cell table:formula="of:=[.F34]" office:value-type="float" office:value="3" calcext:value-type="float">
            <text:p>3</text:p>
          </table:table-cell>
          <table:table-cell table:formula="of:=[.G34]" office:value-type="float" office:value="64" calcext:value-type="float">
            <text:p>64</text:p>
          </table:table-cell>
          <table:table-cell table:formula="of:=[.D35]/[.F35]*[.G35]" office:value-type="float" office:value="18.0287581869708" calcext:value-type="float">
            <text:p>18.0287581869708</text:p>
          </table:table-cell>
          <table:table-cell table:formula="of:=IF([.C35]=0;1;[.B35]/[.C35])" office:value-type="float" office:value="-1" calcext:value-type="float">
            <text:p>-1</text:p>
          </table:table-cell>
          <table:table-cell table:formula="of:=[.I35]*[.H35]+[.G35]" office:value-type="float" office:value="45.9712418130292" calcext:value-type="float">
            <text:p>45.9712418130292</text:p>
          </table:table-cell>
          <table:table-cell table:formula="of:=ROUND([.J35])" office:value-type="float" office:value="46" calcext:value-type="float">
            <text:p>46</text:p>
          </table:table-cell>
          <table:table-cell table:formula="of:=[.K35]-[.K34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5]+[.A36]" office:value-type="float" office:value="-4" calcext:value-type="float">
            <text:p>-4</text:p>
          </table:table-cell>
          <table:table-cell table:formula="of:=ABS([.B36])" office:value-type="float" office:value="4" calcext:value-type="float">
            <text:p>4</text:p>
          </table:table-cell>
          <table:table-cell table:formula="of:=IF([.C36]=0;0;LOG10([.C36]))" office:value-type="float" office:value="0.602059991327962" calcext:value-type="float">
            <text:p>0.602059991327962</text:p>
          </table:table-cell>
          <table:table-cell/>
          <table:table-cell table:formula="of:=[.F35]" office:value-type="float" office:value="3" calcext:value-type="float">
            <text:p>3</text:p>
          </table:table-cell>
          <table:table-cell table:formula="of:=[.G35]" office:value-type="float" office:value="64" calcext:value-type="float">
            <text:p>64</text:p>
          </table:table-cell>
          <table:table-cell table:formula="of:=[.D36]/[.F36]*[.G36]" office:value-type="float" office:value="12.8439464816632" calcext:value-type="float">
            <text:p>12.8439464816632</text:p>
          </table:table-cell>
          <table:table-cell table:formula="of:=IF([.C36]=0;1;[.B36]/[.C36])" office:value-type="float" office:value="-1" calcext:value-type="float">
            <text:p>-1</text:p>
          </table:table-cell>
          <table:table-cell table:formula="of:=[.I36]*[.H36]+[.G36]" office:value-type="float" office:value="51.1560535183368" calcext:value-type="float">
            <text:p>51.1560535183368</text:p>
          </table:table-cell>
          <table:table-cell table:formula="of:=ROUND([.J36])" office:value-type="float" office:value="51" calcext:value-type="float">
            <text:p>51</text:p>
          </table:table-cell>
          <table:table-cell table:formula="of:=[.K36]-[.K35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6]+[.A37]" office:value-type="float" office:value="-1" calcext:value-type="float">
            <text:p>-1</text:p>
          </table:table-cell>
          <table:table-cell table:formula="of:=ABS([.B37])" office:value-type="float" office:value="1" calcext:value-type="float">
            <text:p>1</text:p>
          </table:table-cell>
          <table:table-cell table:formula="of:=IF([.C37]=0;0;LOG10([.C37]))" office:value-type="float" office:value="0" calcext:value-type="float">
            <text:p>0</text:p>
          </table:table-cell>
          <table:table-cell/>
          <table:table-cell table:formula="of:=[.F36]" office:value-type="float" office:value="3" calcext:value-type="float">
            <text:p>3</text:p>
          </table:table-cell>
          <table:table-cell table:formula="of:=[.G36]" office:value-type="float" office:value="64" calcext:value-type="float">
            <text:p>64</text:p>
          </table:table-cell>
          <table:table-cell table:formula="of:=[.D37]/[.F37]*[.G37]" office:value-type="float" office:value="0" calcext:value-type="float">
            <text:p>0</text:p>
          </table:table-cell>
          <table:table-cell table:formula="of:=IF([.C37]=0;1;[.B37]/[.C37])" office:value-type="float" office:value="-1" calcext:value-type="float">
            <text:p>-1</text:p>
          </table:table-cell>
          <table:table-cell table:formula="of:=[.I37]*[.H37]+[.G37]" office:value-type="float" office:value="64" calcext:value-type="float">
            <text:p>64</text:p>
          </table:table-cell>
          <table:table-cell table:formula="of:=ROUND([.J37])" office:value-type="float" office:value="64" calcext:value-type="float">
            <text:p>64</text:p>
          </table:table-cell>
          <table:table-cell table:formula="of:=[.K37]-[.K36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7]+[.A38]" office:value-type="float" office:value="1" calcext:value-type="float">
            <text:p>1</text:p>
          </table:table-cell>
          <table:table-cell table:formula="of:=ABS([.B38])" office:value-type="float" office:value="1" calcext:value-type="float">
            <text:p>1</text:p>
          </table:table-cell>
          <table:table-cell table:formula="of:=IF([.C38]=0;0;LOG10([.C38]))" office:value-type="float" office:value="0" calcext:value-type="float">
            <text:p>0</text:p>
          </table:table-cell>
          <table:table-cell/>
          <table:table-cell table:formula="of:=[.F37]" office:value-type="float" office:value="3" calcext:value-type="float">
            <text:p>3</text:p>
          </table:table-cell>
          <table:table-cell table:formula="of:=[.G37]" office:value-type="float" office:value="64" calcext:value-type="float">
            <text:p>64</text:p>
          </table:table-cell>
          <table:table-cell table:formula="of:=[.D38]/[.F38]*[.G38]" office:value-type="float" office:value="0" calcext:value-type="float">
            <text:p>0</text:p>
          </table:table-cell>
          <table:table-cell table:formula="of:=IF([.C38]=0;1;[.B38]/[.C38])" office:value-type="float" office:value="1" calcext:value-type="float">
            <text:p>1</text:p>
          </table:table-cell>
          <table:table-cell table:formula="of:=[.I38]*[.H38]+[.G38]" office:value-type="float" office:value="64" calcext:value-type="float">
            <text:p>64</text:p>
          </table:table-cell>
          <table:table-cell table:formula="of:=ROUND([.J38])" office:value-type="float" office:value="64" calcext:value-type="float">
            <text:p>64</text:p>
          </table:table-cell>
          <table:table-cell table:formula="of:=[.K38]-[.K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8]+[.A39]" office:value-type="float" office:value="4" calcext:value-type="float">
            <text:p>4</text:p>
          </table:table-cell>
          <table:table-cell table:formula="of:=ABS([.B39])" office:value-type="float" office:value="4" calcext:value-type="float">
            <text:p>4</text:p>
          </table:table-cell>
          <table:table-cell table:formula="of:=IF([.C39]=0;0;LOG10([.C39]))" office:value-type="float" office:value="0.602059991327962" calcext:value-type="float">
            <text:p>0.602059991327962</text:p>
          </table:table-cell>
          <table:table-cell/>
          <table:table-cell table:formula="of:=[.F38]" office:value-type="float" office:value="3" calcext:value-type="float">
            <text:p>3</text:p>
          </table:table-cell>
          <table:table-cell table:formula="of:=[.G38]" office:value-type="float" office:value="64" calcext:value-type="float">
            <text:p>64</text:p>
          </table:table-cell>
          <table:table-cell table:formula="of:=[.D39]/[.F39]*[.G39]" office:value-type="float" office:value="12.8439464816632" calcext:value-type="float">
            <text:p>12.8439464816632</text:p>
          </table:table-cell>
          <table:table-cell table:formula="of:=IF([.C39]=0;1;[.B39]/[.C39])" office:value-type="float" office:value="1" calcext:value-type="float">
            <text:p>1</text:p>
          </table:table-cell>
          <table:table-cell table:formula="of:=[.I39]*[.H39]+[.G39]" office:value-type="float" office:value="76.8439464816632" calcext:value-type="float">
            <text:p>76.8439464816632</text:p>
          </table:table-cell>
          <table:table-cell table:formula="of:=ROUND([.J39])" office:value-type="float" office:value="77" calcext:value-type="float">
            <text:p>77</text:p>
          </table:table-cell>
          <table:table-cell table:formula="of:=[.K39]-[.K38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9]+[.A40]" office:value-type="float" office:value="7" calcext:value-type="float">
            <text:p>7</text:p>
          </table:table-cell>
          <table:table-cell table:formula="of:=ABS([.B40])" office:value-type="float" office:value="7" calcext:value-type="float">
            <text:p>7</text:p>
          </table:table-cell>
          <table:table-cell table:formula="of:=IF([.C40]=0;0;LOG10([.C40]))" office:value-type="float" office:value="0.845098040014257" calcext:value-type="float">
            <text:p>0.845098040014257</text:p>
          </table:table-cell>
          <table:table-cell/>
          <table:table-cell table:formula="of:=[.F39]" office:value-type="float" office:value="3" calcext:value-type="float">
            <text:p>3</text:p>
          </table:table-cell>
          <table:table-cell table:formula="of:=[.G39]" office:value-type="float" office:value="64" calcext:value-type="float">
            <text:p>64</text:p>
          </table:table-cell>
          <table:table-cell table:formula="of:=[.D40]/[.F40]*[.G40]" office:value-type="float" office:value="18.0287581869708" calcext:value-type="float">
            <text:p>18.0287581869708</text:p>
          </table:table-cell>
          <table:table-cell table:formula="of:=IF([.C40]=0;1;[.B40]/[.C40])" office:value-type="float" office:value="1" calcext:value-type="float">
            <text:p>1</text:p>
          </table:table-cell>
          <table:table-cell table:formula="of:=[.I40]*[.H40]+[.G40]" office:value-type="float" office:value="82.0287581869708" calcext:value-type="float">
            <text:p>82.0287581869708</text:p>
          </table:table-cell>
          <table:table-cell table:formula="of:=ROUND([.J40])" office:value-type="float" office:value="82" calcext:value-type="float">
            <text:p>82</text:p>
          </table:table-cell>
          <table:table-cell table:formula="of:=[.K40]-[.K39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0]+[.A41]" office:value-type="float" office:value="10" calcext:value-type="float">
            <text:p>10</text:p>
          </table:table-cell>
          <table:table-cell table:formula="of:=ABS([.B41])" office:value-type="float" office:value="10" calcext:value-type="float">
            <text:p>10</text:p>
          </table:table-cell>
          <table:table-cell table:formula="of:=IF([.C41]=0;0;LOG10([.C41]))" office:value-type="float" office:value="1" calcext:value-type="float">
            <text:p>1</text:p>
          </table:table-cell>
          <table:table-cell/>
          <table:table-cell table:formula="of:=[.F40]" office:value-type="float" office:value="3" calcext:value-type="float">
            <text:p>3</text:p>
          </table:table-cell>
          <table:table-cell table:formula="of:=[.G40]" office:value-type="float" office:value="64" calcext:value-type="float">
            <text:p>64</text:p>
          </table:table-cell>
          <table:table-cell table:formula="of:=[.D41]/[.F41]*[.G41]" office:value-type="float" office:value="21.3333333333333" calcext:value-type="float">
            <text:p>21.3333333333333</text:p>
          </table:table-cell>
          <table:table-cell table:formula="of:=IF([.C41]=0;1;[.B41]/[.C41])" office:value-type="float" office:value="1" calcext:value-type="float">
            <text:p>1</text:p>
          </table:table-cell>
          <table:table-cell table:formula="of:=[.I41]*[.H41]+[.G41]" office:value-type="float" office:value="85.3333333333333" calcext:value-type="float">
            <text:p>85.3333333333333</text:p>
          </table:table-cell>
          <table:table-cell table:formula="of:=ROUND([.J41])" office:value-type="float" office:value="85" calcext:value-type="float">
            <text:p>85</text:p>
          </table:table-cell>
          <table:table-cell table:formula="of:=[.K41]-[.K40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41]+[.A42]" office:value-type="float" office:value="40" calcext:value-type="float">
            <text:p>40</text:p>
          </table:table-cell>
          <table:table-cell table:formula="of:=ABS([.B42])" office:value-type="float" office:value="40" calcext:value-type="float">
            <text:p>40</text:p>
          </table:table-cell>
          <table:table-cell table:formula="of:=IF([.C42]=0;0;LOG10([.C42]))" office:value-type="float" office:value="1.60205999132796" calcext:value-type="float">
            <text:p>1.60205999132796</text:p>
          </table:table-cell>
          <table:table-cell/>
          <table:table-cell table:formula="of:=[.F41]" office:value-type="float" office:value="3" calcext:value-type="float">
            <text:p>3</text:p>
          </table:table-cell>
          <table:table-cell table:formula="of:=[.G41]" office:value-type="float" office:value="64" calcext:value-type="float">
            <text:p>64</text:p>
          </table:table-cell>
          <table:table-cell table:formula="of:=[.D42]/[.F42]*[.G42]" office:value-type="float" office:value="34.1772798149965" calcext:value-type="float">
            <text:p>34.1772798149965</text:p>
          </table:table-cell>
          <table:table-cell table:formula="of:=IF([.C42]=0;1;[.B42]/[.C42])" office:value-type="float" office:value="1" calcext:value-type="float">
            <text:p>1</text:p>
          </table:table-cell>
          <table:table-cell table:formula="of:=[.I42]*[.H42]+[.G42]" office:value-type="float" office:value="98.1772798149965" calcext:value-type="float">
            <text:p>98.1772798149965</text:p>
          </table:table-cell>
          <table:table-cell table:formula="of:=ROUND([.J42])" office:value-type="float" office:value="98" calcext:value-type="float">
            <text:p>98</text:p>
          </table:table-cell>
          <table:table-cell table:formula="of:=[.K42]-[.K41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42]+[.A43]" office:value-type="float" office:value="70" calcext:value-type="float">
            <text:p>70</text:p>
          </table:table-cell>
          <table:table-cell table:formula="of:=ABS([.B43])" office:value-type="float" office:value="70" calcext:value-type="float">
            <text:p>70</text:p>
          </table:table-cell>
          <table:table-cell table:formula="of:=IF([.C43]=0;0;LOG10([.C43]))" office:value-type="float" office:value="1.84509804001426" calcext:value-type="float">
            <text:p>1.84509804001426</text:p>
          </table:table-cell>
          <table:table-cell/>
          <table:table-cell table:formula="of:=[.F42]" office:value-type="float" office:value="3" calcext:value-type="float">
            <text:p>3</text:p>
          </table:table-cell>
          <table:table-cell table:formula="of:=[.G42]" office:value-type="float" office:value="64" calcext:value-type="float">
            <text:p>64</text:p>
          </table:table-cell>
          <table:table-cell table:formula="of:=[.D43]/[.F43]*[.G43]" office:value-type="float" office:value="39.3620915203041" calcext:value-type="float">
            <text:p>39.3620915203041</text:p>
          </table:table-cell>
          <table:table-cell table:formula="of:=IF([.C43]=0;1;[.B43]/[.C43])" office:value-type="float" office:value="1" calcext:value-type="float">
            <text:p>1</text:p>
          </table:table-cell>
          <table:table-cell table:formula="of:=[.I43]*[.H43]+[.G43]" office:value-type="float" office:value="103.362091520304" calcext:value-type="float">
            <text:p>103.362091520304</text:p>
          </table:table-cell>
          <table:table-cell table:formula="of:=ROUND([.J43])" office:value-type="float" office:value="103" calcext:value-type="float">
            <text:p>103</text:p>
          </table:table-cell>
          <table:table-cell table:formula="of:=[.K43]-[.K42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43]+[.A44]" office:value-type="float" office:value="100" calcext:value-type="float">
            <text:p>100</text:p>
          </table:table-cell>
          <table:table-cell table:formula="of:=ABS([.B44])" office:value-type="float" office:value="100" calcext:value-type="float">
            <text:p>100</text:p>
          </table:table-cell>
          <table:table-cell table:formula="of:=IF([.C44]=0;0;LOG10([.C44]))" office:value-type="float" office:value="2" calcext:value-type="float">
            <text:p>2</text:p>
          </table:table-cell>
          <table:table-cell/>
          <table:table-cell table:formula="of:=[.F43]" office:value-type="float" office:value="3" calcext:value-type="float">
            <text:p>3</text:p>
          </table:table-cell>
          <table:table-cell table:formula="of:=[.G43]" office:value-type="float" office:value="64" calcext:value-type="float">
            <text:p>64</text:p>
          </table:table-cell>
          <table:table-cell table:formula="of:=[.D44]/[.F44]*[.G44]" office:value-type="float" office:value="42.6666666666667" calcext:value-type="float">
            <text:p>42.6666666666667</text:p>
          </table:table-cell>
          <table:table-cell table:formula="of:=IF([.C44]=0;1;[.B44]/[.C44])" office:value-type="float" office:value="1" calcext:value-type="float">
            <text:p>1</text:p>
          </table:table-cell>
          <table:table-cell table:formula="of:=[.I44]*[.H44]+[.G44]" office:value-type="float" office:value="106.666666666667" calcext:value-type="float">
            <text:p>106.666666666667</text:p>
          </table:table-cell>
          <table:table-cell table:formula="of:=ROUND([.J44])" office:value-type="float" office:value="107" calcext:value-type="float">
            <text:p>107</text:p>
          </table:table-cell>
          <table:table-cell table:formula="of:=[.K44]-[.K43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[.B44]+[.A45]" office:value-type="float" office:value="400" calcext:value-type="float">
            <text:p>400</text:p>
          </table:table-cell>
          <table:table-cell table:formula="of:=ABS([.B45])" office:value-type="float" office:value="400" calcext:value-type="float">
            <text:p>400</text:p>
          </table:table-cell>
          <table:table-cell table:formula="of:=IF([.C45]=0;0;LOG10([.C45]))" office:value-type="float" office:value="2.60205999132796" calcext:value-type="float">
            <text:p>2.60205999132796</text:p>
          </table:table-cell>
          <table:table-cell/>
          <table:table-cell table:formula="of:=[.F44]" office:value-type="float" office:value="3" calcext:value-type="float">
            <text:p>3</text:p>
          </table:table-cell>
          <table:table-cell table:formula="of:=[.G44]" office:value-type="float" office:value="64" calcext:value-type="float">
            <text:p>64</text:p>
          </table:table-cell>
          <table:table-cell table:formula="of:=[.D45]/[.F45]*[.G45]" office:value-type="float" office:value="55.5106131483299" calcext:value-type="float">
            <text:p>55.5106131483299</text:p>
          </table:table-cell>
          <table:table-cell table:formula="of:=IF([.C45]=0;1;[.B45]/[.C45])" office:value-type="float" office:value="1" calcext:value-type="float">
            <text:p>1</text:p>
          </table:table-cell>
          <table:table-cell table:formula="of:=[.I45]*[.H45]+[.G45]" office:value-type="float" office:value="119.51061314833" calcext:value-type="float">
            <text:p>119.51061314833</text:p>
          </table:table-cell>
          <table:table-cell table:formula="of:=ROUND([.J45])" office:value-type="float" office:value="120" calcext:value-type="float">
            <text:p>120</text:p>
          </table:table-cell>
          <table:table-cell table:formula="of:=[.K45]-[.K44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[.B45]+[.A46]" office:value-type="float" office:value="700" calcext:value-type="float">
            <text:p>700</text:p>
          </table:table-cell>
          <table:table-cell table:formula="of:=ABS([.B46])" office:value-type="float" office:value="700" calcext:value-type="float">
            <text:p>700</text:p>
          </table:table-cell>
          <table:table-cell table:formula="of:=IF([.C46]=0;0;LOG10([.C46]))" office:value-type="float" office:value="2.84509804001426" calcext:value-type="float">
            <text:p>2.84509804001426</text:p>
          </table:table-cell>
          <table:table-cell/>
          <table:table-cell table:formula="of:=[.F45]" office:value-type="float" office:value="3" calcext:value-type="float">
            <text:p>3</text:p>
          </table:table-cell>
          <table:table-cell table:formula="of:=[.G45]" office:value-type="float" office:value="64" calcext:value-type="float">
            <text:p>64</text:p>
          </table:table-cell>
          <table:table-cell table:formula="of:=[.D46]/[.F46]*[.G46]" office:value-type="float" office:value="60.6954248536375" calcext:value-type="float">
            <text:p>60.6954248536375</text:p>
          </table:table-cell>
          <table:table-cell table:formula="of:=IF([.C46]=0;1;[.B46]/[.C46])" office:value-type="float" office:value="1" calcext:value-type="float">
            <text:p>1</text:p>
          </table:table-cell>
          <table:table-cell table:formula="of:=[.I46]*[.H46]+[.G46]" office:value-type="float" office:value="124.695424853638" calcext:value-type="float">
            <text:p>124.695424853638</text:p>
          </table:table-cell>
          <table:table-cell table:formula="of:=ROUND([.J46])" office:value-type="float" office:value="125" calcext:value-type="float">
            <text:p>125</text:p>
          </table:table-cell>
          <table:table-cell table:formula="of:=[.K46]-[.K45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[.B46]+[.A47]" office:value-type="float" office:value="1000" calcext:value-type="float">
            <text:p>1000</text:p>
          </table:table-cell>
          <table:table-cell table:formula="of:=ABS([.B47])" office:value-type="float" office:value="1000" calcext:value-type="float">
            <text:p>1000</text:p>
          </table:table-cell>
          <table:table-cell table:formula="of:=IF([.C47]=0;0;LOG10([.C47]))" office:value-type="float" office:value="3" calcext:value-type="float">
            <text:p>3</text:p>
          </table:table-cell>
          <table:table-cell/>
          <table:table-cell table:formula="of:=[.F46]" office:value-type="float" office:value="3" calcext:value-type="float">
            <text:p>3</text:p>
          </table:table-cell>
          <table:table-cell table:formula="of:=[.G46]" office:value-type="float" office:value="64" calcext:value-type="float">
            <text:p>64</text:p>
          </table:table-cell>
          <table:table-cell table:formula="of:=[.D47]/[.F47]*[.G47]" office:value-type="float" office:value="64" calcext:value-type="float">
            <text:p>64</text:p>
          </table:table-cell>
          <table:table-cell table:formula="of:=IF([.C47]=0;1;[.B47]/[.C47])" office:value-type="float" office:value="1" calcext:value-type="float">
            <text:p>1</text:p>
          </table:table-cell>
          <table:table-cell table:formula="of:=[.I47]*[.H47]+[.G47]" office:value-type="float" office:value="128" calcext:value-type="float">
            <text:p>128</text:p>
          </table:table-cell>
          <table:table-cell table:formula="of:=ROUND([.J47])" office:value-type="float" office:value="128" calcext:value-type="float">
            <text:p>128</text:p>
          </table:table-cell>
          <table:table-cell table:formula="of:=[.K47]-[.K46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[.B47]+[.A48]" office:value-type="float" office:value="1300" calcext:value-type="float">
            <text:p>1300</text:p>
          </table:table-cell>
          <table:table-cell table:formula="of:=ABS([.B48])" office:value-type="float" office:value="1300" calcext:value-type="float">
            <text:p>1300</text:p>
          </table:table-cell>
          <table:table-cell table:formula="of:=IF([.C48]=0;0;LOG10([.C48]))" office:value-type="float" office:value="3.11394335230684" calcext:value-type="float">
            <text:p>3.11394335230684</text:p>
          </table:table-cell>
          <table:table-cell/>
          <table:table-cell table:formula="of:=[.F47]" office:value-type="float" office:value="3" calcext:value-type="float">
            <text:p>3</text:p>
          </table:table-cell>
          <table:table-cell table:formula="of:=[.G47]" office:value-type="float" office:value="64" calcext:value-type="float">
            <text:p>64</text:p>
          </table:table-cell>
          <table:table-cell table:formula="of:=[.D48]/[.F48]*[.G48]" office:value-type="float" office:value="66.4307915158792" calcext:value-type="float">
            <text:p>66.4307915158792</text:p>
          </table:table-cell>
          <table:table-cell table:formula="of:=IF([.C48]=0;1;[.B48]/[.C48])" office:value-type="float" office:value="1" calcext:value-type="float">
            <text:p>1</text:p>
          </table:table-cell>
          <table:table-cell table:formula="of:=[.I48]*[.H48]+[.G48]" office:value-type="float" office:value="130.430791515879" calcext:value-type="float">
            <text:p>130.430791515879</text:p>
          </table:table-cell>
          <table:table-cell table:formula="of:=ROUND([.J48])" office:value-type="float" office:value="130" calcext:value-type="float">
            <text:p>130</text:p>
          </table:table-cell>
          <table:table-cell table:formula="of:=[.K48]-[.K47]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[.B48]+[.A49]" office:value-type="float" office:value="1600" calcext:value-type="float">
            <text:p>1600</text:p>
          </table:table-cell>
          <table:table-cell table:formula="of:=ABS([.B49])" office:value-type="float" office:value="1600" calcext:value-type="float">
            <text:p>1600</text:p>
          </table:table-cell>
          <table:table-cell table:formula="of:=IF([.C49]=0;0;LOG10([.C49]))" office:value-type="float" office:value="3.20411998265592" calcext:value-type="float">
            <text:p>3.20411998265592</text:p>
          </table:table-cell>
          <table:table-cell/>
          <table:table-cell table:formula="of:=[.F48]" office:value-type="float" office:value="3" calcext:value-type="float">
            <text:p>3</text:p>
          </table:table-cell>
          <table:table-cell table:formula="of:=[.G48]" office:value-type="float" office:value="64" calcext:value-type="float">
            <text:p>64</text:p>
          </table:table-cell>
          <table:table-cell table:formula="of:=[.D49]/[.F49]*[.G49]" office:value-type="float" office:value="68.3545596299931" calcext:value-type="float">
            <text:p>68.3545596299931</text:p>
          </table:table-cell>
          <table:table-cell table:formula="of:=IF([.C49]=0;1;[.B49]/[.C49])" office:value-type="float" office:value="1" calcext:value-type="float">
            <text:p>1</text:p>
          </table:table-cell>
          <table:table-cell table:formula="of:=[.I49]*[.H49]+[.G49]" office:value-type="float" office:value="132.354559629993" calcext:value-type="float">
            <text:p>132.354559629993</text:p>
          </table:table-cell>
          <table:table-cell table:formula="of:=ROUND([.J49])" office:value-type="float" office:value="132" calcext:value-type="float">
            <text:p>132</text:p>
          </table:table-cell>
          <table:table-cell table:formula="of:=[.K49]-[.K48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[.B49]+[.A50]" office:value-type="float" office:value="1900" calcext:value-type="float">
            <text:p>1900</text:p>
          </table:table-cell>
          <table:table-cell table:formula="of:=ABS([.B50])" office:value-type="float" office:value="1900" calcext:value-type="float">
            <text:p>1900</text:p>
          </table:table-cell>
          <table:table-cell table:formula="of:=IF([.C50]=0;0;LOG10([.C50]))" office:value-type="float" office:value="3.27875360095283" calcext:value-type="float">
            <text:p>3.27875360095283</text:p>
          </table:table-cell>
          <table:table-cell/>
          <table:table-cell table:formula="of:=[.F49]" office:value-type="float" office:value="3" calcext:value-type="float">
            <text:p>3</text:p>
          </table:table-cell>
          <table:table-cell table:formula="of:=[.G49]" office:value-type="float" office:value="64" calcext:value-type="float">
            <text:p>64</text:p>
          </table:table-cell>
          <table:table-cell table:formula="of:=[.D50]/[.F50]*[.G50]" office:value-type="float" office:value="69.9467434869937" calcext:value-type="float">
            <text:p>69.9467434869937</text:p>
          </table:table-cell>
          <table:table-cell table:formula="of:=IF([.C50]=0;1;[.B50]/[.C50])" office:value-type="float" office:value="1" calcext:value-type="float">
            <text:p>1</text:p>
          </table:table-cell>
          <table:table-cell table:formula="of:=[.I50]*[.H50]+[.G50]" office:value-type="float" office:value="133.946743486994" calcext:value-type="float">
            <text:p>133.946743486994</text:p>
          </table:table-cell>
          <table:table-cell table:formula="of:=ROUND([.J50])" office:value-type="float" office:value="134" calcext:value-type="float">
            <text:p>134</text:p>
          </table:table-cell>
          <table:table-cell table:formula="of:=[.K50]-[.K49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formula="of:=[.B50]+[.A51]" office:value-type="float" office:value="4900" calcext:value-type="float">
            <text:p>4900</text:p>
          </table:table-cell>
          <table:table-cell table:formula="of:=ABS([.B51])" office:value-type="float" office:value="4900" calcext:value-type="float">
            <text:p>4900</text:p>
          </table:table-cell>
          <table:table-cell table:formula="of:=IF([.C51]=0;0;LOG10([.C51]))" office:value-type="float" office:value="3.69019608002851" calcext:value-type="float">
            <text:p>3.69019608002851</text:p>
          </table:table-cell>
          <table:table-cell/>
          <table:table-cell table:formula="of:=[.F50]" office:value-type="float" office:value="3" calcext:value-type="float">
            <text:p>3</text:p>
          </table:table-cell>
          <table:table-cell table:formula="of:=[.G50]" office:value-type="float" office:value="64" calcext:value-type="float">
            <text:p>64</text:p>
          </table:table-cell>
          <table:table-cell table:formula="of:=[.D51]/[.F51]*[.G51]" office:value-type="float" office:value="78.7241830406083" calcext:value-type="float">
            <text:p>78.7241830406083</text:p>
          </table:table-cell>
          <table:table-cell table:formula="of:=IF([.C51]=0;1;[.B51]/[.C51])" office:value-type="float" office:value="1" calcext:value-type="float">
            <text:p>1</text:p>
          </table:table-cell>
          <table:table-cell table:formula="of:=[.I51]*[.H51]+[.G51]" office:value-type="float" office:value="142.724183040608" calcext:value-type="float">
            <text:p>142.724183040608</text:p>
          </table:table-cell>
          <table:table-cell table:formula="of:=ROUND([.J51])" office:value-type="float" office:value="143" calcext:value-type="float">
            <text:p>143</text:p>
          </table:table-cell>
          <table:table-cell table:formula="of:=[.K51]-[.K50]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formula="of:=[.B51]+[.A52]" office:value-type="float" office:value="7900" calcext:value-type="float">
            <text:p>7900</text:p>
          </table:table-cell>
          <table:table-cell table:formula="of:=ABS([.B52])" office:value-type="float" office:value="7900" calcext:value-type="float">
            <text:p>7900</text:p>
          </table:table-cell>
          <table:table-cell table:formula="of:=IF([.C52]=0;0;LOG10([.C52]))" office:value-type="float" office:value="3.89762709129044" calcext:value-type="float">
            <text:p>3.89762709129044</text:p>
          </table:table-cell>
          <table:table-cell/>
          <table:table-cell table:formula="of:=[.F51]" office:value-type="float" office:value="3" calcext:value-type="float">
            <text:p>3</text:p>
          </table:table-cell>
          <table:table-cell table:formula="of:=[.G51]" office:value-type="float" office:value="64" calcext:value-type="float">
            <text:p>64</text:p>
          </table:table-cell>
          <table:table-cell table:formula="of:=[.D52]/[.F52]*[.G52]" office:value-type="float" office:value="83.1493779475294" calcext:value-type="float">
            <text:p>83.1493779475294</text:p>
          </table:table-cell>
          <table:table-cell table:formula="of:=IF([.C52]=0;1;[.B52]/[.C52])" office:value-type="float" office:value="1" calcext:value-type="float">
            <text:p>1</text:p>
          </table:table-cell>
          <table:table-cell table:formula="of:=[.I52]*[.H52]+[.G52]" office:value-type="float" office:value="147.149377947529" calcext:value-type="float">
            <text:p>147.149377947529</text:p>
          </table:table-cell>
          <table:table-cell table:formula="of:=ROUND([.J52])" office:value-type="float" office:value="147" calcext:value-type="float">
            <text:p>147</text:p>
          </table:table-cell>
          <table:table-cell table:formula="of:=[.K52]-[.K51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formula="of:=[.B52]+[.A53]" office:value-type="float" office:value="10900" calcext:value-type="float">
            <text:p>10900</text:p>
          </table:table-cell>
          <table:table-cell table:formula="of:=ABS([.B53])" office:value-type="float" office:value="10900" calcext:value-type="float">
            <text:p>10900</text:p>
          </table:table-cell>
          <table:table-cell table:formula="of:=IF([.C53]=0;0;LOG10([.C53]))" office:value-type="float" office:value="4.03742649794062" calcext:value-type="float">
            <text:p>4.03742649794062</text:p>
          </table:table-cell>
          <table:table-cell/>
          <table:table-cell table:formula="of:=[.F52]" office:value-type="float" office:value="3" calcext:value-type="float">
            <text:p>3</text:p>
          </table:table-cell>
          <table:table-cell table:formula="of:=[.G52]" office:value-type="float" office:value="64" calcext:value-type="float">
            <text:p>64</text:p>
          </table:table-cell>
          <table:table-cell table:formula="of:=[.D53]/[.F53]*[.G53]" office:value-type="float" office:value="86.1317652894" calcext:value-type="float">
            <text:p>86.1317652894</text:p>
          </table:table-cell>
          <table:table-cell table:formula="of:=IF([.C53]=0;1;[.B53]/[.C53])" office:value-type="float" office:value="1" calcext:value-type="float">
            <text:p>1</text:p>
          </table:table-cell>
          <table:table-cell table:formula="of:=[.I53]*[.H53]+[.G53]" office:value-type="float" office:value="150.1317652894" calcext:value-type="float">
            <text:p>150.1317652894</text:p>
          </table:table-cell>
          <table:table-cell table:formula="of:=ROUND([.J53])" office:value-type="float" office:value="150" calcext:value-type="float">
            <text:p>150</text:p>
          </table:table-cell>
          <table:table-cell table:formula="of:=[.K53]-[.K52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table:formula="of:=[.B53]+[.A54]" office:value-type="float" office:value="40900" calcext:value-type="float">
            <text:p>40900</text:p>
          </table:table-cell>
          <table:table-cell table:formula="of:=ABS([.B54])" office:value-type="float" office:value="40900" calcext:value-type="float">
            <text:p>40900</text:p>
          </table:table-cell>
          <table:table-cell table:formula="of:=IF([.C54]=0;0;LOG10([.C54]))" office:value-type="float" office:value="4.61172330800734" calcext:value-type="float">
            <text:p>4.61172330800734</text:p>
          </table:table-cell>
          <table:table-cell/>
          <table:table-cell table:formula="of:=[.F53]" office:value-type="float" office:value="3" calcext:value-type="float">
            <text:p>3</text:p>
          </table:table-cell>
          <table:table-cell table:formula="of:=[.G53]" office:value-type="float" office:value="64" calcext:value-type="float">
            <text:p>64</text:p>
          </table:table-cell>
          <table:table-cell table:formula="of:=[.D54]/[.F54]*[.G54]" office:value-type="float" office:value="98.3834305708233" calcext:value-type="float">
            <text:p>98.3834305708233</text:p>
          </table:table-cell>
          <table:table-cell table:formula="of:=IF([.C54]=0;1;[.B54]/[.C54])" office:value-type="float" office:value="1" calcext:value-type="float">
            <text:p>1</text:p>
          </table:table-cell>
          <table:table-cell table:formula="of:=[.I54]*[.H54]+[.G54]" office:value-type="float" office:value="162.383430570823" calcext:value-type="float">
            <text:p>162.383430570823</text:p>
          </table:table-cell>
          <table:table-cell table:formula="of:=ROUND([.J54])" office:value-type="float" office:value="162" calcext:value-type="float">
            <text:p>162</text:p>
          </table:table-cell>
          <table:table-cell table:formula="of:=[.K54]-[.K53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30000" calcext:value-type="float">
            <text:p>30000</text:p>
          </table:table-cell>
          <table:table-cell table:formula="of:=[.B54]+[.A55]" office:value-type="float" office:value="70900" calcext:value-type="float">
            <text:p>70900</text:p>
          </table:table-cell>
          <table:table-cell table:formula="of:=ABS([.B55])" office:value-type="float" office:value="70900" calcext:value-type="float">
            <text:p>70900</text:p>
          </table:table-cell>
          <table:table-cell table:formula="of:=IF([.C55]=0;0;LOG10([.C55]))" office:value-type="float" office:value="4.85064623518307" calcext:value-type="float">
            <text:p>4.85064623518307</text:p>
          </table:table-cell>
          <table:table-cell/>
          <table:table-cell table:formula="of:=[.F54]" office:value-type="float" office:value="3" calcext:value-type="float">
            <text:p>3</text:p>
          </table:table-cell>
          <table:table-cell table:formula="of:=[.G54]" office:value-type="float" office:value="64" calcext:value-type="float">
            <text:p>64</text:p>
          </table:table-cell>
          <table:table-cell table:formula="of:=[.D55]/[.F55]*[.G55]" office:value-type="float" office:value="103.480453017239" calcext:value-type="float">
            <text:p>103.480453017239</text:p>
          </table:table-cell>
          <table:table-cell table:formula="of:=IF([.C55]=0;1;[.B55]/[.C55])" office:value-type="float" office:value="1" calcext:value-type="float">
            <text:p>1</text:p>
          </table:table-cell>
          <table:table-cell table:formula="of:=[.I55]*[.H55]+[.G55]" office:value-type="float" office:value="167.480453017239" calcext:value-type="float">
            <text:p>167.480453017239</text:p>
          </table:table-cell>
          <table:table-cell table:formula="of:=ROUND([.J55])" office:value-type="float" office:value="167" calcext:value-type="float">
            <text:p>167</text:p>
          </table:table-cell>
          <table:table-cell table:formula="of:=[.K55]-[.K54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30000" calcext:value-type="float">
            <text:p>30000</text:p>
          </table:table-cell>
          <table:table-cell table:formula="of:=[.B55]+[.A56]" office:value-type="float" office:value="100900" calcext:value-type="float">
            <text:p>100900</text:p>
          </table:table-cell>
          <table:table-cell table:formula="of:=ABS([.B56])" office:value-type="float" office:value="100900" calcext:value-type="float">
            <text:p>100900</text:p>
          </table:table-cell>
          <table:table-cell table:formula="of:=IF([.C56]=0;0;LOG10([.C56]))" office:value-type="float" office:value="5.00389116623691" calcext:value-type="float">
            <text:p>5.00389116623691</text:p>
          </table:table-cell>
          <table:table-cell/>
          <table:table-cell table:formula="of:=[.F55]" office:value-type="float" office:value="3" calcext:value-type="float">
            <text:p>3</text:p>
          </table:table-cell>
          <table:table-cell table:formula="of:=[.G55]" office:value-type="float" office:value="64" calcext:value-type="float">
            <text:p>64</text:p>
          </table:table-cell>
          <table:table-cell table:formula="of:=[.D56]/[.F56]*[.G56]" office:value-type="float" office:value="106.749678213054" calcext:value-type="float">
            <text:p>106.749678213054</text:p>
          </table:table-cell>
          <table:table-cell table:formula="of:=IF([.C56]=0;1;[.B56]/[.C56])" office:value-type="float" office:value="1" calcext:value-type="float">
            <text:p>1</text:p>
          </table:table-cell>
          <table:table-cell table:formula="of:=[.I56]*[.H56]+[.G56]" office:value-type="float" office:value="170.749678213054" calcext:value-type="float">
            <text:p>170.749678213054</text:p>
          </table:table-cell>
          <table:table-cell table:formula="of:=ROUND([.J56])" office:value-type="float" office:value="171" calcext:value-type="float">
            <text:p>171</text:p>
          </table:table-cell>
          <table:table-cell table:formula="of:=[.K56]-[.K55]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1:03:52.1627074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8:48:17.102190096</meta:creation-date>
    <dc:date>2022-04-18T15:40:36.846102634</dc:date>
    <meta:editing-duration>PT3H57M</meta:editing-duration>
    <meta:editing-cycles>2</meta:editing-cycles>
    <meta:generator>LibreOffice/7.3.2.2$Linux_X86_64 LibreOffice_project/30$Build-2</meta:generator>
    <meta:document-statistic meta:table-count="2" meta:cell-count="555" meta:object-count="0"/>
  </office:meta>
</office:document-meta>
</file>